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ady_sleep_steady" table:style-name="ta1">
        <table:shapes>
          <draw:frame draw:z-index="0" draw:style-name="gr1" draw:text-style-name="P1" svg:width="6.2988in" svg:height="3.5429in" svg:x="1.676in" svg:y="0.0394in">
            <draw:object draw:notify-on-update-of-ranges="steady_sleep_steady.A1:steady_sleep_steady.A1 steady_sleep_steady.A2:steady_sleep_steady.A697 steady_sleep_steady.B1:steady_sleep_steady.B1 steady_sleep_steady.B2:steady_sleep_steady.B6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eye_voltage</text:p>
          </table:table-cell>
          <table:table-cell office:value-type="string" calcext:value-type="string">
            <text:p>eye_voltage_thr</text:p>
          </table:table-cell>
          <table:table-cell office:value-type="string" calcext:value-type="string">
            <text:p>eye_c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x_nod_f</text:p>
          </table:table-cell>
          <table:table-cell office:value-type="string" calcext:value-type="string">
            <text:p>max_nod_p</text:p>
          </table:table-cell>
          <table:table-cell office:value-type="string" calcext:value-type="string">
            <text:p>buzz</text:p>
          </table:table-cell>
        </table:table-row>
        <table:table-row table:style-name="ro1">
          <table:table-cell office:value-type="float" office:value="24.201" calcext:value-type="float">
            <text:p>24.201</text:p>
          </table:table-cell>
          <table:table-cell office:value-type="float" office:value="2.8334" calcext:value-type="float">
            <text:p>2.8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5" calcext:value-type="float">
            <text:p>-15.365</text:p>
          </table:table-cell>
          <table:table-cell office:value-type="float" office:value="-10.365" calcext:value-type="float">
            <text:p>-10.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92" calcext:value-type="float">
            <text:p>24.292</text:p>
          </table:table-cell>
          <table:table-cell office:value-type="float" office:value="2.8374" calcext:value-type="float">
            <text:p>2.8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9" calcext:value-type="float">
            <text:p>-15.379</text:p>
          </table:table-cell>
          <table:table-cell office:value-type="float" office:value="-10.379" calcext:value-type="float">
            <text:p>-10.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93" calcext:value-type="float">
            <text:p>24.393</text:p>
          </table:table-cell>
          <table:table-cell office:value-type="float" office:value="2.8479" calcext:value-type="float">
            <text:p>2.8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7" calcext:value-type="float">
            <text:p>-15.387</text:p>
          </table:table-cell>
          <table:table-cell office:value-type="float" office:value="-10.387" calcext:value-type="float">
            <text:p>-10.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93999" calcext:value-type="float">
            <text:p>24.493999</text:p>
          </table:table-cell>
          <table:table-cell office:value-type="float" office:value="2.8342" calcext:value-type="float">
            <text:p>2.8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1" calcext:value-type="float">
            <text:p>-15.361</text:p>
          </table:table-cell>
          <table:table-cell office:value-type="float" office:value="-10.361" calcext:value-type="float">
            <text:p>-10.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94" calcext:value-type="float">
            <text:p>24.594</text:p>
          </table:table-cell>
          <table:table-cell office:value-type="float" office:value="2.8294" calcext:value-type="float">
            <text:p>2.8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95" calcext:value-type="float">
            <text:p>24.695</text:p>
          </table:table-cell>
          <table:table-cell office:value-type="float" office:value="2.8197" calcext:value-type="float">
            <text:p>2.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1" calcext:value-type="float">
            <text:p>-15.381</text:p>
          </table:table-cell>
          <table:table-cell office:value-type="float" office:value="-10.381" calcext:value-type="float">
            <text:p>-10.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95" calcext:value-type="float">
            <text:p>24.795</text:p>
          </table:table-cell>
          <table:table-cell office:value-type="float" office:value="2.8358" calcext:value-type="float">
            <text:p>2.8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95" calcext:value-type="float">
            <text:p>24.895</text:p>
          </table:table-cell>
          <table:table-cell office:value-type="float" office:value="2.8278" calcext:value-type="float">
            <text:p>2.8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5" calcext:value-type="float">
            <text:p>-15.395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95001" calcext:value-type="float">
            <text:p>24.995001</text:p>
          </table:table-cell>
          <table:table-cell office:value-type="float" office:value="2.8382" calcext:value-type="float">
            <text:p>2.8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96001" calcext:value-type="float">
            <text:p>25.096001</text:p>
          </table:table-cell>
          <table:table-cell office:value-type="float" office:value="2.835" calcext:value-type="float">
            <text:p>2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58" calcext:value-type="float">
            <text:p>-15.358</text:p>
          </table:table-cell>
          <table:table-cell office:value-type="float" office:value="-10.358" calcext:value-type="float">
            <text:p>-10.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95999" calcext:value-type="float">
            <text:p>25.195999</text:p>
          </table:table-cell>
          <table:table-cell office:value-type="float" office:value="2.8366" calcext:value-type="float">
            <text:p>2.8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96" calcext:value-type="float">
            <text:p>25.296</text:p>
          </table:table-cell>
          <table:table-cell office:value-type="float" office:value="2.8463" calcext:value-type="float">
            <text:p>2.8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96" calcext:value-type="float">
            <text:p>25.396</text:p>
          </table:table-cell>
          <table:table-cell office:value-type="float" office:value="2.8511" calcext:value-type="float">
            <text:p>2.8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8" calcext:value-type="float">
            <text:p>-15.378</text:p>
          </table:table-cell>
          <table:table-cell office:value-type="float" office:value="-10.378" calcext:value-type="float">
            <text:p>-10.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97" calcext:value-type="float">
            <text:p>25.497</text:p>
          </table:table-cell>
          <table:table-cell office:value-type="float" office:value="2.864" calcext:value-type="float">
            <text:p>2.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55" calcext:value-type="float">
            <text:p>-15.355</text:p>
          </table:table-cell>
          <table:table-cell office:value-type="float" office:value="-10.355" calcext:value-type="float">
            <text:p>-10.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97" calcext:value-type="float">
            <text:p>25.597</text:p>
          </table:table-cell>
          <table:table-cell office:value-type="float" office:value="2.8576" calcext:value-type="float">
            <text:p>2.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98" calcext:value-type="float">
            <text:p>25.698</text:p>
          </table:table-cell>
          <table:table-cell office:value-type="float" office:value="2.8608" calcext:value-type="float">
            <text:p>2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2" calcext:value-type="float">
            <text:p>-15.392</text:p>
          </table:table-cell>
          <table:table-cell office:value-type="float" office:value="-10.392" calcext:value-type="float">
            <text:p>-10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98" calcext:value-type="float">
            <text:p>25.798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2" calcext:value-type="float">
            <text:p>-15.362</text:p>
          </table:table-cell>
          <table:table-cell office:value-type="float" office:value="-10.362" calcext:value-type="float">
            <text:p>-10.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98001" calcext:value-type="float">
            <text:p>25.898001</text:p>
          </table:table-cell>
          <table:table-cell office:value-type="float" office:value="2.839" calcext:value-type="float">
            <text:p>2.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3" calcext:value-type="float">
            <text:p>-15.363</text:p>
          </table:table-cell>
          <table:table-cell office:value-type="float" office:value="-10.363" calcext:value-type="float">
            <text:p>-10.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97999" calcext:value-type="float">
            <text:p>25.997999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6" calcext:value-type="float">
            <text:p>-15.396</text:p>
          </table:table-cell>
          <table:table-cell office:value-type="float" office:value="-10.396" calcext:value-type="float">
            <text:p>-10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98" calcext:value-type="float">
            <text:p>26.098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5" calcext:value-type="float">
            <text:p>-15.395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98" calcext:value-type="float">
            <text:p>26.198</text:p>
          </table:table-cell>
          <table:table-cell office:value-type="float" office:value="2.8616" calcext:value-type="float">
            <text:p>2.8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2" calcext:value-type="float">
            <text:p>-15.382</text:p>
          </table:table-cell>
          <table:table-cell office:value-type="float" office:value="-10.382" calcext:value-type="float">
            <text:p>-10.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98" calcext:value-type="float">
            <text:p>26.298</text:p>
          </table:table-cell>
          <table:table-cell office:value-type="float" office:value="2.8519" calcext:value-type="float">
            <text:p>2.8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3" calcext:value-type="float">
            <text:p>-15.383</text:p>
          </table:table-cell>
          <table:table-cell office:value-type="float" office:value="-10.383" calcext:value-type="float">
            <text:p>-10.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98001" calcext:value-type="float">
            <text:p>26.398001</text:p>
          </table:table-cell>
          <table:table-cell office:value-type="float" office:value="2.8511" calcext:value-type="float">
            <text:p>2.8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3" calcext:value-type="float">
            <text:p>-15.393</text:p>
          </table:table-cell>
          <table:table-cell office:value-type="float" office:value="-10.393" calcext:value-type="float">
            <text:p>-10.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99001" calcext:value-type="float">
            <text:p>26.499001</text:p>
          </table:table-cell>
          <table:table-cell office:value-type="float" office:value="2.8584" calcext:value-type="float">
            <text:p>2.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.8463" calcext:value-type="float">
            <text:p>2.8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9" calcext:value-type="float">
            <text:p>-15.389</text:p>
          </table:table-cell>
          <table:table-cell office:value-type="float" office:value="-10.389" calcext:value-type="float">
            <text:p>-10.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01" calcext:value-type="float">
            <text:p>26.701</text:p>
          </table:table-cell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1" calcext:value-type="float">
            <text:p>-15.371</text:p>
          </table:table-cell>
          <table:table-cell office:value-type="float" office:value="-10.371" calcext:value-type="float">
            <text:p>-10.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01001" calcext:value-type="float">
            <text:p>26.801001</text:p>
          </table:table-cell>
          <table:table-cell office:value-type="float" office:value="2.8818" calcext:value-type="float">
            <text:p>2.8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7" calcext:value-type="float">
            <text:p>-15.377</text:p>
          </table:table-cell>
          <table:table-cell office:value-type="float" office:value="-10.377" calcext:value-type="float">
            <text:p>-10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00999" calcext:value-type="float">
            <text:p>26.900999</text:p>
          </table:table-cell>
          <table:table-cell office:value-type="float" office:value="2.8447" calcext:value-type="float">
            <text:p>2.8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00999" calcext:value-type="float">
            <text:p>27.000999</text:p>
          </table:table-cell>
          <table:table-cell office:value-type="float" office:value="2.8415" calcext:value-type="float">
            <text:p>2.8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2" calcext:value-type="float">
            <text:p>-15.392</text:p>
          </table:table-cell>
          <table:table-cell office:value-type="float" office:value="-10.392" calcext:value-type="float">
            <text:p>-10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01" calcext:value-type="float">
            <text:p>27.101</text:p>
          </table:table-cell>
          <table:table-cell office:value-type="float" office:value="2.8326" calcext:value-type="float">
            <text:p>2.8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8" calcext:value-type="float">
            <text:p>-15.368</text:p>
          </table:table-cell>
          <table:table-cell office:value-type="float" office:value="-10.368" calcext:value-type="float">
            <text:p>-10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02" calcext:value-type="float">
            <text:p>27.202</text:p>
          </table:table-cell>
          <table:table-cell office:value-type="float" office:value="2.8342" calcext:value-type="float">
            <text:p>2.8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5" calcext:value-type="float">
            <text:p>-15.395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02" calcext:value-type="float">
            <text:p>27.302</text:p>
          </table:table-cell>
          <table:table-cell office:value-type="float" office:value="2.8689" calcext:value-type="float">
            <text:p>2.8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3" calcext:value-type="float">
            <text:p>-15.383</text:p>
          </table:table-cell>
          <table:table-cell office:value-type="float" office:value="-10.383" calcext:value-type="float">
            <text:p>-10.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02" calcext:value-type="float">
            <text:p>27.402</text:p>
          </table:table-cell>
          <table:table-cell office:value-type="float" office:value="2.8141" calcext:value-type="float">
            <text:p>2.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6" calcext:value-type="float">
            <text:p>-15.386</text:p>
          </table:table-cell>
          <table:table-cell office:value-type="float" office:value="-10.386" calcext:value-type="float">
            <text:p>-10.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02001" calcext:value-type="float">
            <text:p>27.502001</text:p>
          </table:table-cell>
          <table:table-cell office:value-type="float" office:value="2.7907" calcext:value-type="float">
            <text:p>2.7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7" calcext:value-type="float">
            <text:p>-15.387</text:p>
          </table:table-cell>
          <table:table-cell office:value-type="float" office:value="-10.387" calcext:value-type="float">
            <text:p>-10.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01999" calcext:value-type="float">
            <text:p>27.601999</text:p>
          </table:table-cell>
          <table:table-cell office:value-type="float" office:value="2.7182" calcext:value-type="float">
            <text:p>2.7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6" calcext:value-type="float">
            <text:p>-15.386</text:p>
          </table:table-cell>
          <table:table-cell office:value-type="float" office:value="-10.386" calcext:value-type="float">
            <text:p>-10.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02999" calcext:value-type="float">
            <text:p>27.702999</text:p>
          </table:table-cell>
          <table:table-cell office:value-type="float" office:value="2.5836" calcext:value-type="float">
            <text:p>2.5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3" calcext:value-type="float">
            <text:p>-15.383</text:p>
          </table:table-cell>
          <table:table-cell office:value-type="float" office:value="-10.383" calcext:value-type="float">
            <text:p>-10.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02999" calcext:value-type="float">
            <text:p>27.802999</text:p>
          </table:table-cell>
          <table:table-cell office:value-type="float" office:value="2.4442" calcext:value-type="float">
            <text:p>2.4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03" calcext:value-type="float">
            <text:p>27.903</text:p>
          </table:table-cell>
          <table:table-cell office:value-type="float" office:value="2.316" calcext:value-type="float">
            <text:p>2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03" calcext:value-type="float">
            <text:p>28.003</text:p>
          </table:table-cell>
          <table:table-cell office:value-type="float" office:value="2.2218" calcext:value-type="float">
            <text:p>2.2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7" calcext:value-type="float">
            <text:p>-15.397</text:p>
          </table:table-cell>
          <table:table-cell office:value-type="float" office:value="-10.397" calcext:value-type="float">
            <text:p>-10.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03001" calcext:value-type="float">
            <text:p>28.103001</text:p>
          </table:table-cell>
          <table:table-cell office:value-type="float" office:value="2.1251" calcext:value-type="float">
            <text:p>2.1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02999" calcext:value-type="float">
            <text:p>28.202999</text:p>
          </table:table-cell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02999" calcext:value-type="float">
            <text:p>28.302999</text:p>
          </table:table-cell>
          <table:table-cell office:value-type="float" office:value="2.034" calcext:value-type="float">
            <text:p>2.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3" calcext:value-type="float">
            <text:p>-15.393</text:p>
          </table:table-cell>
          <table:table-cell office:value-type="float" office:value="-10.393" calcext:value-type="float">
            <text:p>-10.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03999" calcext:value-type="float">
            <text:p>28.403999</text:p>
          </table:table-cell>
          <table:table-cell office:value-type="float" office:value="1.9985" calcext:value-type="float">
            <text:p>1.9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15" calcext:value-type="float">
            <text:p>-15.515</text:p>
          </table:table-cell>
          <table:table-cell office:value-type="float" office:value="-10.515" calcext:value-type="float">
            <text:p>-10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04999" calcext:value-type="float">
            <text:p>28.504999</text:p>
          </table:table-cell>
          <table:table-cell office:value-type="float" office:value="2.1251" calcext:value-type="float">
            <text:p>2.1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72" calcext:value-type="float">
            <text:p>-16.072</text:p>
          </table:table-cell>
          <table:table-cell office:value-type="float" office:value="-11.072" calcext:value-type="float">
            <text:p>-11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06001" calcext:value-type="float">
            <text:p>28.606001</text:p>
          </table:table-cell>
          <table:table-cell office:value-type="float" office:value="2.0993" calcext:value-type="float">
            <text:p>2.0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44" calcext:value-type="float">
            <text:p>-15.144</text:p>
          </table:table-cell>
          <table:table-cell office:value-type="float" office:value="-10.144" calcext:value-type="float">
            <text:p>-1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05999" calcext:value-type="float">
            <text:p>28.705999</text:p>
          </table:table-cell>
          <table:table-cell office:value-type="float" office:value="2.1307" calcext:value-type="float">
            <text:p>2.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35" calcext:value-type="float">
            <text:p>-15.335</text:p>
          </table:table-cell>
          <table:table-cell office:value-type="float" office:value="-10.335" calcext:value-type="float">
            <text:p>-10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06" calcext:value-type="float">
            <text:p>28.806</text:p>
          </table:table-cell>
          <table:table-cell office:value-type="float" office:value="2.3402" calcext:value-type="float">
            <text:p>2.3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55" calcext:value-type="float">
            <text:p>-15.355</text:p>
          </table:table-cell>
          <table:table-cell office:value-type="float" office:value="-10.355" calcext:value-type="float">
            <text:p>-10.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06" calcext:value-type="float">
            <text:p>28.906</text:p>
          </table:table-cell>
          <table:table-cell office:value-type="float" office:value="2.2943" calcext:value-type="float">
            <text:p>2.2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84" calcext:value-type="float">
            <text:p>-15.184</text:p>
          </table:table-cell>
          <table:table-cell office:value-type="float" office:value="-10.184" calcext:value-type="float">
            <text:p>-10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06001" calcext:value-type="float">
            <text:p>29.006001</text:p>
          </table:table-cell>
          <table:table-cell office:value-type="float" office:value="2.4063" calcext:value-type="float">
            <text:p>2.4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8" calcext:value-type="float">
            <text:p>-15.468</text:p>
          </table:table-cell>
          <table:table-cell office:value-type="float" office:value="-10.468" calcext:value-type="float">
            <text:p>-10.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2.4353" calcext:value-type="float">
            <text:p>2.4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97" calcext:value-type="float">
            <text:p>-15.597</text:p>
          </table:table-cell>
          <table:table-cell office:value-type="float" office:value="-10.597" calcext:value-type="float">
            <text:p>-1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08" calcext:value-type="float">
            <text:p>29.208</text:p>
          </table:table-cell>
          <table:table-cell office:value-type="float" office:value="2.4232" calcext:value-type="float">
            <text:p>2.4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7" calcext:value-type="float">
            <text:p>-15.447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09" calcext:value-type="float">
            <text:p>29.309</text:p>
          </table:table-cell>
          <table:table-cell office:value-type="float" office:value="2.4635" calcext:value-type="float">
            <text:p>2.4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06" calcext:value-type="float">
            <text:p>-15.606</text:p>
          </table:table-cell>
          <table:table-cell office:value-type="float" office:value="-10.606" calcext:value-type="float">
            <text:p>-10.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09" calcext:value-type="float">
            <text:p>29.409</text:p>
          </table:table-cell>
          <table:table-cell office:value-type="float" office:value="2.4724" calcext:value-type="float">
            <text:p>2.4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09001" calcext:value-type="float">
            <text:p>29.509001</text:p>
          </table:table-cell>
          <table:table-cell office:value-type="float" office:value="2.4788" calcext:value-type="float">
            <text:p>2.4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58" calcext:value-type="float">
            <text:p>-15.358</text:p>
          </table:table-cell>
          <table:table-cell office:value-type="float" office:value="-10.358" calcext:value-type="float">
            <text:p>-10.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08999" calcext:value-type="float">
            <text:p>29.608999</text:p>
          </table:table-cell>
          <table:table-cell office:value-type="float" office:value="2.4804" calcext:value-type="float">
            <text:p>2.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2" calcext:value-type="float">
            <text:p>-15.432</text:p>
          </table:table-cell>
          <table:table-cell office:value-type="float" office:value="-10.432" calcext:value-type="float">
            <text:p>-1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09" calcext:value-type="float">
            <text:p>29.709</text:p>
          </table:table-cell>
          <table:table-cell office:value-type="float" office:value="2.5175" calcext:value-type="float">
            <text:p>2.5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2" calcext:value-type="float">
            <text:p>-15.362</text:p>
          </table:table-cell>
          <table:table-cell office:value-type="float" office:value="-10.362" calcext:value-type="float">
            <text:p>-10.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09" calcext:value-type="float">
            <text:p>29.809</text:p>
          </table:table-cell>
          <table:table-cell office:value-type="float" office:value="2.5755" calcext:value-type="float">
            <text:p>2.5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68" calcext:value-type="float">
            <text:p>-15.168</text:p>
          </table:table-cell>
          <table:table-cell office:value-type="float" office:value="-10.168" calcext:value-type="float">
            <text:p>-1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09" calcext:value-type="float">
            <text:p>29.909</text:p>
          </table:table-cell>
          <table:table-cell office:value-type="float" office:value="2.536" calcext:value-type="float">
            <text:p>2.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82" calcext:value-type="float">
            <text:p>-15.282</text:p>
          </table:table-cell>
          <table:table-cell office:value-type="float" office:value="-10.282" calcext:value-type="float">
            <text:p>-10.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009001" calcext:value-type="float">
            <text:p>30.009001</text:p>
          </table:table-cell>
          <table:table-cell office:value-type="float" office:value="2.5562" calcext:value-type="float">
            <text:p>2.5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35" calcext:value-type="float">
            <text:p>-15.235</text:p>
          </table:table-cell>
          <table:table-cell office:value-type="float" office:value="-10.235" calcext:value-type="float">
            <text:p>-10.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10001" calcext:value-type="float">
            <text:p>30.110001</text:p>
          </table:table-cell>
          <table:table-cell office:value-type="float" office:value="2.5538" calcext:value-type="float">
            <text:p>2.5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11" calcext:value-type="float">
            <text:p>30.211</text:p>
          </table:table-cell>
          <table:table-cell office:value-type="float" office:value="2.5812" calcext:value-type="float">
            <text:p>2.5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55" calcext:value-type="float">
            <text:p>-15.255</text:p>
          </table:table-cell>
          <table:table-cell office:value-type="float" office:value="-10.255" calcext:value-type="float">
            <text:p>-10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11001" calcext:value-type="float">
            <text:p>30.311001</text:p>
          </table:table-cell>
          <table:table-cell office:value-type="float" office:value="2.5675" calcext:value-type="float">
            <text:p>2.5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9" calcext:value-type="float">
            <text:p>-15.459</text:p>
          </table:table-cell>
          <table:table-cell office:value-type="float" office:value="-10.459" calcext:value-type="float">
            <text:p>-10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12001" calcext:value-type="float">
            <text:p>30.412001</text:p>
          </table:table-cell>
          <table:table-cell office:value-type="float" office:value="2.5449" calcext:value-type="float">
            <text:p>2.5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82" calcext:value-type="float">
            <text:p>-15.182</text:p>
          </table:table-cell>
          <table:table-cell office:value-type="float" office:value="-10.182" calcext:value-type="float">
            <text:p>-10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11999" calcext:value-type="float">
            <text:p>30.511999</text:p>
          </table:table-cell>
          <table:table-cell office:value-type="float" office:value="2.582" calcext:value-type="float">
            <text:p>2.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95" calcext:value-type="float">
            <text:p>-15.295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13001" calcext:value-type="float">
            <text:p>30.613001</text:p>
          </table:table-cell>
          <table:table-cell office:value-type="float" office:value="2.5908" calcext:value-type="float">
            <text:p>2.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42" calcext:value-type="float">
            <text:p>-15.342</text:p>
          </table:table-cell>
          <table:table-cell office:value-type="float" office:value="-10.342" calcext:value-type="float">
            <text:p>-10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14001" calcext:value-type="float">
            <text:p>30.714001</text:p>
          </table:table-cell>
          <table:table-cell office:value-type="float" office:value="2.561" calcext:value-type="float">
            <text:p>2.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2" calcext:value-type="float">
            <text:p>-15.22</text:p>
          </table:table-cell>
          <table:table-cell office:value-type="float" office:value="-10.22" calcext:value-type="float">
            <text:p>-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13999" calcext:value-type="float">
            <text:p>30.813999</text:p>
          </table:table-cell>
          <table:table-cell office:value-type="float" office:value="2.5441" calcext:value-type="float">
            <text:p>2.5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95" calcext:value-type="float">
            <text:p>-15.295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14" calcext:value-type="float">
            <text:p>30.914</text:p>
          </table:table-cell>
          <table:table-cell office:value-type="float" office:value="2.4748" calcext:value-type="float">
            <text:p>2.4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5" calcext:value-type="float">
            <text:p>-15.365</text:p>
          </table:table-cell>
          <table:table-cell office:value-type="float" office:value="-10.365" calcext:value-type="float">
            <text:p>-10.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14" calcext:value-type="float">
            <text:p>31.014</text:p>
          </table:table-cell>
          <table:table-cell office:value-type="float" office:value="2.4418" calcext:value-type="float">
            <text:p>2.4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14" calcext:value-type="float">
            <text:p>31.114</text:p>
          </table:table-cell>
          <table:table-cell office:value-type="float" office:value="2.316" calcext:value-type="float">
            <text:p>2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1" calcext:value-type="float">
            <text:p>-15.391</text:p>
          </table:table-cell>
          <table:table-cell office:value-type="float" office:value="-10.391" calcext:value-type="float">
            <text:p>-10.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15" calcext:value-type="float">
            <text:p>31.215</text:p>
          </table:table-cell>
          <table:table-cell office:value-type="float" office:value="2.2516" calcext:value-type="float">
            <text:p>2.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5" calcext:value-type="float">
            <text:p>-15.465</text:p>
          </table:table-cell>
          <table:table-cell office:value-type="float" office:value="-10.465" calcext:value-type="float">
            <text:p>-10.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16" calcext:value-type="float">
            <text:p>31.316</text:p>
          </table:table-cell>
          <table:table-cell office:value-type="float" office:value="2.3217" calcext:value-type="float">
            <text:p>2.3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3" calcext:value-type="float">
            <text:p>-15.523</text:p>
          </table:table-cell>
          <table:table-cell office:value-type="float" office:value="-10.523" calcext:value-type="float">
            <text:p>-10.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16" calcext:value-type="float">
            <text:p>31.416</text:p>
          </table:table-cell>
          <table:table-cell office:value-type="float" office:value="2.3604" calcext:value-type="float">
            <text:p>2.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" calcext:value-type="float">
            <text:p>-15.52</text:p>
          </table:table-cell>
          <table:table-cell office:value-type="float" office:value="-10.52" calcext:value-type="float">
            <text:p>-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16001" calcext:value-type="float">
            <text:p>31.516001</text:p>
          </table:table-cell>
          <table:table-cell office:value-type="float" office:value="2.3934" calcext:value-type="float">
            <text:p>2.3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47" calcext:value-type="float">
            <text:p>-15.647</text:p>
          </table:table-cell>
          <table:table-cell office:value-type="float" office:value="-10.647" calcext:value-type="float">
            <text:p>-10.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17001" calcext:value-type="float">
            <text:p>31.617001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39" calcext:value-type="float">
            <text:p>-15.639</text:p>
          </table:table-cell>
          <table:table-cell office:value-type="float" office:value="-10.639" calcext:value-type="float">
            <text:p>-10.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16999" calcext:value-type="float">
            <text:p>31.716999</text:p>
          </table:table-cell>
          <table:table-cell office:value-type="float" office:value="2.3273" calcext:value-type="float">
            <text:p>2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13" calcext:value-type="float">
            <text:p>-15.613</text:p>
          </table:table-cell>
          <table:table-cell office:value-type="float" office:value="-10.613" calcext:value-type="float">
            <text:p>-1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16999" calcext:value-type="float">
            <text:p>31.816999</text:p>
          </table:table-cell>
          <table:table-cell office:value-type="float" office:value="2.0848" calcext:value-type="float">
            <text:p>2.0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8" calcext:value-type="float">
            <text:p>-15.498</text:p>
          </table:table-cell>
          <table:table-cell office:value-type="float" office:value="-10.498" calcext:value-type="float">
            <text:p>-10.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17" calcext:value-type="float">
            <text:p>31.917</text:p>
          </table:table-cell>
          <table:table-cell office:value-type="float" office:value="1.8358" calcext:value-type="float">
            <text:p>1.8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9" calcext:value-type="float">
            <text:p>-15.499</text:p>
          </table:table-cell>
          <table:table-cell office:value-type="float" office:value="-10.499" calcext:value-type="float">
            <text:p>-10.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016998" calcext:value-type="float">
            <text:p>32.016998</text:p>
          </table:table-cell>
          <table:table-cell office:value-type="float" office:value="1.6375" calcext:value-type="float">
            <text:p>1.6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22" calcext:value-type="float">
            <text:p>-15.322</text:p>
          </table:table-cell>
          <table:table-cell office:value-type="float" office:value="-10.322" calcext:value-type="float">
            <text:p>-10.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17001" calcext:value-type="float">
            <text:p>32.117001</text:p>
          </table:table-cell>
          <table:table-cell office:value-type="float" office:value="1.6359" calcext:value-type="float">
            <text:p>1.6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45" calcext:value-type="float">
            <text:p>-15.345</text:p>
          </table:table-cell>
          <table:table-cell office:value-type="float" office:value="-10.345" calcext:value-type="float">
            <text:p>-10.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17999" calcext:value-type="float">
            <text:p>32.217999</text:p>
          </table:table-cell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18001" calcext:value-type="float">
            <text:p>32.318001</text:p>
          </table:table-cell>
          <table:table-cell office:value-type="float" office:value="1.5247" calcext:value-type="float">
            <text:p>1.5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17999" calcext:value-type="float">
            <text:p>32.417999</text:p>
          </table:table-cell>
          <table:table-cell office:value-type="float" office:value="1.5319" calcext:value-type="float">
            <text:p>1.5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6" calcext:value-type="float">
            <text:p>-15.396</text:p>
          </table:table-cell>
          <table:table-cell office:value-type="float" office:value="-10.396" calcext:value-type="float">
            <text:p>-10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18002" calcext:value-type="float">
            <text:p>32.518002</text:p>
          </table:table-cell>
          <table:table-cell office:value-type="float" office:value="1.5118" calcext:value-type="float">
            <text:p>1.5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18999" calcext:value-type="float">
            <text:p>32.618999</text:p>
          </table:table-cell>
          <table:table-cell office:value-type="float" office:value="1.4352" calcext:value-type="float">
            <text:p>1.4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2" calcext:value-type="float">
            <text:p>-15.532</text:p>
          </table:table-cell>
          <table:table-cell office:value-type="float" office:value="-10.532" calcext:value-type="float">
            <text:p>-1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20001" calcext:value-type="float">
            <text:p>32.720001</text:p>
          </table:table-cell>
          <table:table-cell office:value-type="float" office:value="1.3982" calcext:value-type="float">
            <text:p>1.3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7" calcext:value-type="float">
            <text:p>-15.467</text:p>
          </table:table-cell>
          <table:table-cell office:value-type="float" office:value="-10.467" calcext:value-type="float">
            <text:p>-1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20999" calcext:value-type="float">
            <text:p>32.820999</text:p>
          </table:table-cell>
          <table:table-cell office:value-type="float" office:value="1.3853" calcext:value-type="float">
            <text:p>1.3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9" calcext:value-type="float">
            <text:p>-15.44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21001" calcext:value-type="float">
            <text:p>32.921001</text:p>
          </table:table-cell>
          <table:table-cell office:value-type="float" office:value="1.3079" calcext:value-type="float">
            <text:p>1.3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21999" calcext:value-type="float">
            <text:p>33.021999</text:p>
          </table:table-cell>
          <table:table-cell office:value-type="float" office:value="1.3168" calcext:value-type="float">
            <text:p>1.3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22002" calcext:value-type="float">
            <text:p>33.122002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22" calcext:value-type="float">
            <text:p>33.222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23002" calcext:value-type="float">
            <text:p>33.323002</text:p>
          </table:table-cell>
          <table:table-cell office:value-type="float" office:value="1.1733" calcext:value-type="float">
            <text:p>1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24" calcext:value-type="float">
            <text:p>33.424</text:p>
          </table:table-cell>
          <table:table-cell office:value-type="float" office:value="1.1983" calcext:value-type="float">
            <text:p>1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23998" calcext:value-type="float">
            <text:p>33.523998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24001" calcext:value-type="float">
            <text:p>33.624001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24998" calcext:value-type="float">
            <text:p>33.724998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25001" calcext:value-type="float">
            <text:p>33.825001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5999" calcext:value-type="float">
            <text:p>33.925999</text:p>
          </table:table-cell>
          <table:table-cell office:value-type="float" office:value="1.2523" calcext:value-type="float">
            <text:p>1.2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26001" calcext:value-type="float">
            <text:p>34.026001</text:p>
          </table:table-cell>
          <table:table-cell office:value-type="float" office:value="1.2999" calcext:value-type="float">
            <text:p>1.2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25999" calcext:value-type="float">
            <text:p>34.125999</text:p>
          </table:table-cell>
          <table:table-cell office:value-type="float" office:value="1.3297" calcext:value-type="float">
            <text:p>1.3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1" calcext:value-type="float">
            <text:p>-15.461</text:p>
          </table:table-cell>
          <table:table-cell office:value-type="float" office:value="-10.461" calcext:value-type="float">
            <text:p>-10.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27001" calcext:value-type="float">
            <text:p>34.227001</text:p>
          </table:table-cell>
          <table:table-cell office:value-type="float" office:value="1.3434" calcext:value-type="float">
            <text:p>1.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9" calcext:value-type="float">
            <text:p>-15.469</text:p>
          </table:table-cell>
          <table:table-cell office:value-type="float" office:value="-10.469" calcext:value-type="float">
            <text:p>-10.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27" calcext:value-type="float">
            <text:p>34.327</text:p>
          </table:table-cell>
          <table:table-cell office:value-type="float" office:value="1.2418" calcext:value-type="float">
            <text:p>1.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7" calcext:value-type="float">
            <text:p>-15.447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26998" calcext:value-type="float">
            <text:p>34.426998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27" calcext:value-type="float">
            <text:p>34.527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6" calcext:value-type="float">
            <text:p>-15.436</text:p>
          </table:table-cell>
          <table:table-cell office:value-type="float" office:value="-10.436" calcext:value-type="float">
            <text:p>-10.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26999" calcext:value-type="float">
            <text:p>34.626999</text:p>
          </table:table-cell>
          <table:table-cell office:value-type="float" office:value="1.208" calcext:value-type="float">
            <text:p>1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4" calcext:value-type="float">
            <text:p>-15.464</text:p>
          </table:table-cell>
          <table:table-cell office:value-type="float" office:value="-10.464" calcext:value-type="float">
            <text:p>-10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27001" calcext:value-type="float">
            <text:p>34.727001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1" calcext:value-type="float">
            <text:p>-15.461</text:p>
          </table:table-cell>
          <table:table-cell office:value-type="float" office:value="-10.461" calcext:value-type="float">
            <text:p>-10.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27" calcext:value-type="float">
            <text:p>34.827</text:p>
          </table:table-cell>
          <table:table-cell office:value-type="float" office:value="1.2096" calcext:value-type="float">
            <text:p>1.2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5" calcext:value-type="float">
            <text:p>-15.485</text:p>
          </table:table-cell>
          <table:table-cell office:value-type="float" office:value="-10.485" calcext:value-type="float">
            <text:p>-10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26998" calcext:value-type="float">
            <text:p>34.926998</text:p>
          </table:table-cell>
          <table:table-cell office:value-type="float" office:value="1.2241" calcext:value-type="float">
            <text:p>1.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84" calcext:value-type="float">
            <text:p>-14.84</text:p>
          </table:table-cell>
          <table:table-cell office:value-type="float" office:value="-9.84" calcext:value-type="float">
            <text:p>-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28" calcext:value-type="float">
            <text:p>35.028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758" calcext:value-type="float">
            <text:p>-15.758</text:p>
          </table:table-cell>
          <table:table-cell office:value-type="float" office:value="-10.758" calcext:value-type="float">
            <text:p>-10.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27998" calcext:value-type="float">
            <text:p>35.127998</text:p>
          </table:table-cell>
          <table:table-cell office:value-type="float" office:value="1.2571" calcext:value-type="float">
            <text:p>1.2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24" calcext:value-type="float">
            <text:p>-15.624</text:p>
          </table:table-cell>
          <table:table-cell office:value-type="float" office:value="-10.624" calcext:value-type="float">
            <text:p>-1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29" calcext:value-type="float">
            <text:p>35.229</text:p>
          </table:table-cell>
          <table:table-cell office:value-type="float" office:value="1.3418" calcext:value-type="float">
            <text:p>1.3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54" calcext:value-type="float">
            <text:p>-15.554</text:p>
          </table:table-cell>
          <table:table-cell office:value-type="float" office:value="-10.554" calcext:value-type="float">
            <text:p>-10.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30002" calcext:value-type="float">
            <text:p>35.330002</text:p>
          </table:table-cell>
          <table:table-cell office:value-type="float" office:value="1.349" calcext:value-type="float">
            <text:p>1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office:value-type="float" office:value="-10.5" calcext:value-type="float">
            <text:p>-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3" calcext:value-type="float">
            <text:p>35.43</text:p>
          </table:table-cell>
          <table:table-cell office:value-type="float" office:value="1.3635" calcext:value-type="float">
            <text:p>1.3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8" calcext:value-type="float">
            <text:p>-15.468</text:p>
          </table:table-cell>
          <table:table-cell office:value-type="float" office:value="-10.468" calcext:value-type="float">
            <text:p>-10.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30998" calcext:value-type="float">
            <text:p>35.530998</text:p>
          </table:table-cell>
          <table:table-cell office:value-type="float" office:value="1.3563" calcext:value-type="float">
            <text:p>1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9" calcext:value-type="float">
            <text:p>-15.459</text:p>
          </table:table-cell>
          <table:table-cell office:value-type="float" office:value="-10.459" calcext:value-type="float">
            <text:p>-10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32" calcext:value-type="float">
            <text:p>35.632</text:p>
          </table:table-cell>
          <table:table-cell office:value-type="float" office:value="1.3692" calcext:value-type="float">
            <text:p>1.3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54" calcext:value-type="float">
            <text:p>-15.354</text:p>
          </table:table-cell>
          <table:table-cell office:value-type="float" office:value="-10.354" calcext:value-type="float">
            <text:p>-10.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31998" calcext:value-type="float">
            <text:p>35.731998</text:p>
          </table:table-cell>
          <table:table-cell office:value-type="float" office:value="1.291" calcext:value-type="float">
            <text:p>1.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6" calcext:value-type="float">
            <text:p>-15.456</text:p>
          </table:table-cell>
          <table:table-cell office:value-type="float" office:value="-10.456" calcext:value-type="float">
            <text:p>-1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32001" calcext:value-type="float">
            <text:p>35.832001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7" calcext:value-type="float">
            <text:p>-15.457</text:p>
          </table:table-cell>
          <table:table-cell office:value-type="float" office:value="-10.457" calcext:value-type="float">
            <text:p>-10.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31999" calcext:value-type="float">
            <text:p>35.931999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4" calcext:value-type="float">
            <text:p>-15.494</text:p>
          </table:table-cell>
          <table:table-cell office:value-type="float" office:value="-10.494" calcext:value-type="float">
            <text:p>-10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32001" calcext:value-type="float">
            <text:p>36.032001</text:p>
          </table:table-cell>
          <table:table-cell office:value-type="float" office:value="1.1951" calcext:value-type="float">
            <text:p>1.1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5" calcext:value-type="float">
            <text:p>-15.475</text:p>
          </table:table-cell>
          <table:table-cell office:value-type="float" office:value="-10.475" calcext:value-type="float">
            <text:p>-10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32" calcext:value-type="float">
            <text:p>36.132</text:p>
          </table:table-cell>
          <table:table-cell office:value-type="float" office:value="1.1854" calcext:value-type="float">
            <text:p>1.1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6" calcext:value-type="float">
            <text:p>-15.426</text:p>
          </table:table-cell>
          <table:table-cell office:value-type="float" office:value="-10.426" calcext:value-type="float">
            <text:p>-1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3002" calcext:value-type="float">
            <text:p>36.233002</text:p>
          </table:table-cell>
          <table:table-cell office:value-type="float" office:value="1.183" calcext:value-type="float">
            <text:p>1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7" calcext:value-type="float">
            <text:p>-15.467</text:p>
          </table:table-cell>
          <table:table-cell office:value-type="float" office:value="-10.467" calcext:value-type="float">
            <text:p>-1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33" calcext:value-type="float">
            <text:p>36.333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32999" calcext:value-type="float">
            <text:p>36.432999</text:p>
          </table:table-cell>
          <table:table-cell office:value-type="float" office:value="1.1782" calcext:value-type="float">
            <text:p>1.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34" calcext:value-type="float">
            <text:p>36.534</text:p>
          </table:table-cell>
          <table:table-cell office:value-type="float" office:value="1.1733" calcext:value-type="float">
            <text:p>1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34998" calcext:value-type="float">
            <text:p>36.634998</text:p>
          </table:table-cell>
          <table:table-cell office:value-type="float" office:value="1.1766" calcext:value-type="float">
            <text:p>1.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35001" calcext:value-type="float">
            <text:p>36.735001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" calcext:value-type="float">
            <text:p>-15.43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34999" calcext:value-type="float">
            <text:p>36.834999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4" calcext:value-type="float">
            <text:p>-15.434</text:p>
          </table:table-cell>
          <table:table-cell office:value-type="float" office:value="-10.434" calcext:value-type="float">
            <text:p>-10.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36001" calcext:value-type="float">
            <text:p>36.936001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6" calcext:value-type="float">
            <text:p>-15.446</text:p>
          </table:table-cell>
          <table:table-cell office:value-type="float" office:value="-10.446" calcext:value-type="float">
            <text:p>-10.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35999" calcext:value-type="float">
            <text:p>37.035999</text:p>
          </table:table-cell>
          <table:table-cell office:value-type="float" office:value="1.1886" calcext:value-type="float">
            <text:p>1.1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36002" calcext:value-type="float">
            <text:p>37.136002</text:p>
          </table:table-cell>
          <table:table-cell office:value-type="float" office:value="1.1854" calcext:value-type="float">
            <text:p>1.1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37" calcext:value-type="float">
            <text:p>37.237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38001" calcext:value-type="float">
            <text:p>37.338001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1" calcext:value-type="float">
            <text:p>-15.431</text:p>
          </table:table-cell>
          <table:table-cell office:value-type="float" office:value="-10.431" calcext:value-type="float">
            <text:p>-10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8" calcext:value-type="float">
            <text:p>37.438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37998" calcext:value-type="float">
            <text:p>37.537998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38" calcext:value-type="float">
            <text:p>37.638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38998" calcext:value-type="float">
            <text:p>37.738998</text:p>
          </table:table-cell>
          <table:table-cell office:value-type="float" office:value="1.1701" calcext:value-type="float">
            <text:p>1.1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39001" calcext:value-type="float">
            <text:p>37.839001</text:p>
          </table:table-cell>
          <table:table-cell office:value-type="float" office:value="1.1741" calcext:value-type="float">
            <text:p>1.1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38999" calcext:value-type="float">
            <text:p>37.938999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39001" calcext:value-type="float">
            <text:p>38.039001</text:p>
          </table:table-cell>
          <table:table-cell office:value-type="float" office:value="1.2007" calcext:value-type="float">
            <text:p>1.2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39999" calcext:value-type="float">
            <text:p>38.139999</text:p>
          </table:table-cell>
          <table:table-cell office:value-type="float" office:value="1.3127" calcext:value-type="float">
            <text:p>1.3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40002" calcext:value-type="float">
            <text:p>38.240002</text:p>
          </table:table-cell>
          <table:table-cell office:value-type="float" office:value="1.3192" calcext:value-type="float">
            <text:p>1.3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4" calcext:value-type="float">
            <text:p>38.34</text:p>
          </table:table-cell>
          <table:table-cell office:value-type="float" office:value="1.3442" calcext:value-type="float">
            <text:p>1.3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39999" calcext:value-type="float">
            <text:p>38.439999</text:p>
          </table:table-cell>
          <table:table-cell office:value-type="float" office:value="1.3627" calcext:value-type="float">
            <text:p>1.3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40001" calcext:value-type="float">
            <text:p>38.540001</text:p>
          </table:table-cell>
          <table:table-cell office:value-type="float" office:value="1.3885" calcext:value-type="float">
            <text:p>1.3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39999" calcext:value-type="float">
            <text:p>38.639999</text:p>
          </table:table-cell>
          <table:table-cell office:value-type="float" office:value="1.2733" calcext:value-type="float">
            <text:p>1.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40002" calcext:value-type="float">
            <text:p>38.740002</text:p>
          </table:table-cell>
          <table:table-cell office:value-type="float" office:value="1.262" calcext:value-type="float">
            <text:p>1.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1.2652" calcext:value-type="float">
            <text:p>1.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41002" calcext:value-type="float">
            <text:p>38.941002</text:p>
          </table:table-cell>
          <table:table-cell office:value-type="float" office:value="1.2136" calcext:value-type="float">
            <text:p>1.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41" calcext:value-type="float">
            <text:p>39.041</text:p>
          </table:table-cell>
          <table:table-cell office:value-type="float" office:value="1.2015" calcext:value-type="float">
            <text:p>1.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40999" calcext:value-type="float">
            <text:p>39.140999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42001" calcext:value-type="float">
            <text:p>39.242001</text:p>
          </table:table-cell>
          <table:table-cell office:value-type="float" office:value="1.2007" calcext:value-type="float">
            <text:p>1.2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42999" calcext:value-type="float">
            <text:p>39.342999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43001" calcext:value-type="float">
            <text:p>39.443001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42999" calcext:value-type="float">
            <text:p>39.542999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44001" calcext:value-type="float">
            <text:p>39.644001</text:p>
          </table:table-cell>
          <table:table-cell office:value-type="float" office:value="1.1878" calcext:value-type="float">
            <text:p>1.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44999" calcext:value-type="float">
            <text:p>39.744999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5" calcext:value-type="float">
            <text:p>-15.395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45001" calcext:value-type="float">
            <text:p>39.845001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45" calcext:value-type="float">
            <text:p>39.945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46001" calcext:value-type="float">
            <text:p>40.046001</text:p>
          </table:table-cell>
          <table:table-cell office:value-type="float" office:value="1.2136" calcext:value-type="float">
            <text:p>1.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46" calcext:value-type="float">
            <text:p>40.146</text:p>
          </table:table-cell>
          <table:table-cell office:value-type="float" office:value="1.1935" calcext:value-type="float">
            <text:p>1.1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45998" calcext:value-type="float">
            <text:p>40.245998</text:p>
          </table:table-cell>
          <table:table-cell office:value-type="float" office:value="1.1717" calcext:value-type="float">
            <text:p>1.1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46001" calcext:value-type="float">
            <text:p>40.346001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45999" calcext:value-type="float">
            <text:p>40.445999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46001" calcext:value-type="float">
            <text:p>40.546001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646" calcext:value-type="float">
            <text:p>40.646</text:p>
          </table:table-cell>
          <table:table-cell office:value-type="float" office:value="1.1661" calcext:value-type="float">
            <text:p>1.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45998" calcext:value-type="float">
            <text:p>40.745998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47" calcext:value-type="float">
            <text:p>40.847</text:p>
          </table:table-cell>
          <table:table-cell office:value-type="float" office:value="1.1741" calcext:value-type="float">
            <text:p>1.1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46999" calcext:value-type="float">
            <text:p>40.946999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47001" calcext:value-type="float">
            <text:p>41.047001</text:p>
          </table:table-cell>
          <table:table-cell office:value-type="float" office:value="1.3071" calcext:value-type="float">
            <text:p>1.3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146999" calcext:value-type="float">
            <text:p>41.146999</text:p>
          </table:table-cell>
          <table:table-cell office:value-type="float" office:value="1.3587" calcext:value-type="float">
            <text:p>1.3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5" calcext:value-type="float">
            <text:p>-15.395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48001" calcext:value-type="float">
            <text:p>41.248001</text:p>
          </table:table-cell>
          <table:table-cell office:value-type="float" office:value="1.3571" calcext:value-type="float">
            <text:p>1.3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7" calcext:value-type="float">
            <text:p>-15.397</text:p>
          </table:table-cell>
          <table:table-cell office:value-type="float" office:value="-10.397" calcext:value-type="float">
            <text:p>-10.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348" calcext:value-type="float">
            <text:p>41.348</text:p>
          </table:table-cell>
          <table:table-cell office:value-type="float" office:value="1.3635" calcext:value-type="float">
            <text:p>1.3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49001" calcext:value-type="float">
            <text:p>41.449001</text:p>
          </table:table-cell>
          <table:table-cell office:value-type="float" office:value="1.3724" calcext:value-type="float">
            <text:p>1.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9999" calcext:value-type="float">
            <text:p>41.549999</text:p>
          </table:table-cell>
          <table:table-cell office:value-type="float" office:value="1.3563" calcext:value-type="float">
            <text:p>1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51001" calcext:value-type="float">
            <text:p>41.651001</text:p>
          </table:table-cell>
          <table:table-cell office:value-type="float" office:value="1.2716" calcext:value-type="float">
            <text:p>1.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50999" calcext:value-type="float">
            <text:p>41.750999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851002" calcext:value-type="float">
            <text:p>41.851002</text:p>
          </table:table-cell>
          <table:table-cell office:value-type="float" office:value="1.216" calcext:value-type="float">
            <text:p>1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51" calcext:value-type="float">
            <text:p>41.951</text:p>
          </table:table-cell>
          <table:table-cell office:value-type="float" office:value="1.1814" calcext:value-type="float">
            <text:p>1.1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050999" calcext:value-type="float">
            <text:p>42.050999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152" calcext:value-type="float">
            <text:p>42.152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52998" calcext:value-type="float">
            <text:p>42.252998</text:p>
          </table:table-cell>
          <table:table-cell office:value-type="float" office:value="1.1564" calcext:value-type="float">
            <text:p>1.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354" calcext:value-type="float">
            <text:p>42.354</text:p>
          </table:table-cell>
          <table:table-cell office:value-type="float" office:value="1.1991" calcext:value-type="float">
            <text:p>1.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55002" calcext:value-type="float">
            <text:p>42.455002</text:p>
          </table:table-cell>
          <table:table-cell office:value-type="float" office:value="1.2015" calcext:value-type="float">
            <text:p>1.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556" calcext:value-type="float">
            <text:p>42.556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55998" calcext:value-type="float">
            <text:p>42.655998</text:p>
          </table:table-cell>
          <table:table-cell office:value-type="float" office:value="1.2628" calcext:value-type="float">
            <text:p>1.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756001" calcext:value-type="float">
            <text:p>42.756001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855999" calcext:value-type="float">
            <text:p>42.855999</text:p>
          </table:table-cell>
          <table:table-cell office:value-type="float" office:value="1.3345" calcext:value-type="float">
            <text:p>1.3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956001" calcext:value-type="float">
            <text:p>42.956001</text:p>
          </table:table-cell>
          <table:table-cell office:value-type="float" office:value="1.3385" calcext:value-type="float">
            <text:p>1.3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1" calcext:value-type="float">
            <text:p>-15.431</text:p>
          </table:table-cell>
          <table:table-cell office:value-type="float" office:value="-10.431" calcext:value-type="float">
            <text:p>-10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056" calcext:value-type="float">
            <text:p>43.056</text:p>
          </table:table-cell>
          <table:table-cell office:value-type="float" office:value="1.349" calcext:value-type="float">
            <text:p>1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155998" calcext:value-type="float">
            <text:p>43.155998</text:p>
          </table:table-cell>
          <table:table-cell office:value-type="float" office:value="1.3426" calcext:value-type="float">
            <text:p>1.3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57" calcext:value-type="float">
            <text:p>43.257</text:p>
          </table:table-cell>
          <table:table-cell office:value-type="float" office:value="1.3748" calcext:value-type="float">
            <text:p>1.3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58002" calcext:value-type="float">
            <text:p>43.358002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58" calcext:value-type="float">
            <text:p>43.458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557999" calcext:value-type="float">
            <text:p>43.557999</text:p>
          </table:table-cell>
          <table:table-cell office:value-type="float" office:value="1.3095" calcext:value-type="float">
            <text:p>1.3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59" calcext:value-type="float">
            <text:p>43.659</text:p>
          </table:table-cell>
          <table:table-cell office:value-type="float" office:value="1.2273" calcext:value-type="float">
            <text:p>1.2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759998" calcext:value-type="float">
            <text:p>43.759998</text:p>
          </table:table-cell>
          <table:table-cell office:value-type="float" office:value="1.2128" calcext:value-type="float">
            <text:p>1.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60001" calcext:value-type="float">
            <text:p>43.860001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959999" calcext:value-type="float">
            <text:p>43.959999</text:p>
          </table:table-cell>
          <table:table-cell office:value-type="float" office:value="1.2032" calcext:value-type="float">
            <text:p>1.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6" calcext:value-type="float">
            <text:p>-15.426</text:p>
          </table:table-cell>
          <table:table-cell office:value-type="float" office:value="-10.426" calcext:value-type="float">
            <text:p>-1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060001" calcext:value-type="float">
            <text:p>44.060001</text:p>
          </table:table-cell>
          <table:table-cell office:value-type="float" office:value="1.1983" calcext:value-type="float">
            <text:p>1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" calcext:value-type="float">
            <text:p>-15.43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60999" calcext:value-type="float">
            <text:p>44.160999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62001" calcext:value-type="float">
            <text:p>44.262001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62" calcext:value-type="float">
            <text:p>44.362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62002" calcext:value-type="float">
            <text:p>44.462002</text:p>
          </table:table-cell>
          <table:table-cell office:value-type="float" office:value="1.1629" calcext:value-type="float">
            <text:p>1.1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563" calcext:value-type="float">
            <text:p>44.563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662998" calcext:value-type="float">
            <text:p>44.662998</text:p>
          </table:table-cell>
          <table:table-cell office:value-type="float" office:value="1.1669" calcext:value-type="float">
            <text:p>1.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763" calcext:value-type="float">
            <text:p>44.763</text:p>
          </table:table-cell>
          <table:table-cell office:value-type="float" office:value="1.1951" calcext:value-type="float">
            <text:p>1.1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863998" calcext:value-type="float">
            <text:p>44.863998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964001" calcext:value-type="float">
            <text:p>44.964001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063999" calcext:value-type="float">
            <text:p>45.063999</text:p>
          </table:table-cell>
          <table:table-cell office:value-type="float" office:value="1.208" calcext:value-type="float">
            <text:p>1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165001" calcext:value-type="float">
            <text:p>45.165001</text:p>
          </table:table-cell>
          <table:table-cell office:value-type="float" office:value="1.2716" calcext:value-type="float">
            <text:p>1.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264999" calcext:value-type="float">
            <text:p>45.264999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366001" calcext:value-type="float">
            <text:p>45.366001</text:p>
          </table:table-cell>
          <table:table-cell office:value-type="float" office:value="1.324" calcext:value-type="float">
            <text:p>1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66" calcext:value-type="float">
            <text:p>45.466</text:p>
          </table:table-cell>
          <table:table-cell office:value-type="float" office:value="1.1975" calcext:value-type="float">
            <text:p>1.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66002" calcext:value-type="float">
            <text:p>45.566002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667" calcext:value-type="float">
            <text:p>45.667</text:p>
          </table:table-cell>
          <table:table-cell office:value-type="float" office:value="1.1443" calcext:value-type="float">
            <text:p>1.1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766998" calcext:value-type="float">
            <text:p>45.766998</text:p>
          </table:table-cell>
          <table:table-cell office:value-type="float" office:value="1.1387" calcext:value-type="float">
            <text:p>1.1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68" calcext:value-type="float">
            <text:p>45.868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969002" calcext:value-type="float">
            <text:p>45.969002</text:p>
          </table:table-cell>
          <table:table-cell office:value-type="float" office:value="1.1467" calcext:value-type="float">
            <text:p>1.1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069" calcext:value-type="float">
            <text:p>46.069</text:p>
          </table:table-cell>
          <table:table-cell office:value-type="float" office:value="1.1395" calcext:value-type="float">
            <text:p>1.1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69998" calcext:value-type="float">
            <text:p>46.169998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71" calcext:value-type="float">
            <text:p>46.271</text:p>
          </table:table-cell>
          <table:table-cell office:value-type="float" office:value="1.1669" calcext:value-type="float">
            <text:p>1.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370998" calcext:value-type="float">
            <text:p>46.370998</text:p>
          </table:table-cell>
          <table:table-cell office:value-type="float" office:value="1.1693" calcext:value-type="float">
            <text:p>1.1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471001" calcext:value-type="float">
            <text:p>46.471001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570999" calcext:value-type="float">
            <text:p>46.570999</text:p>
          </table:table-cell>
          <table:table-cell office:value-type="float" office:value="1.3015" calcext:value-type="float">
            <text:p>1.3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672001" calcext:value-type="float">
            <text:p>46.672001</text:p>
          </table:table-cell>
          <table:table-cell office:value-type="float" office:value="1.3047" calcext:value-type="float">
            <text:p>1.3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771999" calcext:value-type="float">
            <text:p>46.771999</text:p>
          </table:table-cell>
          <table:table-cell office:value-type="float" office:value="1.3345" calcext:value-type="float">
            <text:p>1.3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72002" calcext:value-type="float">
            <text:p>46.872002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72" calcext:value-type="float">
            <text:p>46.972</text:p>
          </table:table-cell>
          <table:table-cell office:value-type="float" office:value="1.299" calcext:value-type="float">
            <text:p>1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5" calcext:value-type="float">
            <text:p>-15.395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073002" calcext:value-type="float">
            <text:p>47.073002</text:p>
          </table:table-cell>
          <table:table-cell office:value-type="float" office:value="1.2676" calcext:value-type="float">
            <text:p>1.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74" calcext:value-type="float">
            <text:p>47.174</text:p>
          </table:table-cell>
          <table:table-cell office:value-type="float" office:value="1.2144" calcext:value-type="float">
            <text:p>1.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73998" calcext:value-type="float">
            <text:p>47.273998</text:p>
          </table:table-cell>
          <table:table-cell office:value-type="float" office:value="1.2265" calcext:value-type="float">
            <text:p>1.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374001" calcext:value-type="float">
            <text:p>47.374001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474998" calcext:value-type="float">
            <text:p>47.474998</text:p>
          </table:table-cell>
          <table:table-cell office:value-type="float" office:value="1.1612" calcext:value-type="float">
            <text:p>1.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575001" calcext:value-type="float">
            <text:p>47.575001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675999" calcext:value-type="float">
            <text:p>47.675999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76001" calcext:value-type="float">
            <text:p>47.776001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75999" calcext:value-type="float">
            <text:p>47.875999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76002" calcext:value-type="float">
            <text:p>47.976002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076" calcext:value-type="float">
            <text:p>48.076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76998" calcext:value-type="float">
            <text:p>48.176998</text:p>
          </table:table-cell>
          <table:table-cell office:value-type="float" office:value="1.1242" calcext:value-type="float">
            <text:p>1.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277" calcext:value-type="float">
            <text:p>48.277</text:p>
          </table:table-cell>
          <table:table-cell office:value-type="float" office:value="1.1459" calcext:value-type="float">
            <text:p>1.1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376999" calcext:value-type="float">
            <text:p>48.376999</text:p>
          </table:table-cell>
          <table:table-cell office:value-type="float" office:value="1.1395" calcext:value-type="float">
            <text:p>1.1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477001" calcext:value-type="float">
            <text:p>48.477001</text:p>
          </table:table-cell>
          <table:table-cell office:value-type="float" office:value="1.1355" calcext:value-type="float">
            <text:p>1.1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577" calcext:value-type="float">
            <text:p>48.577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676998" calcext:value-type="float">
            <text:p>48.676998</text:p>
          </table:table-cell>
          <table:table-cell office:value-type="float" office:value="1.1459" calcext:value-type="float">
            <text:p>1.1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777" calcext:value-type="float">
            <text:p>48.777</text:p>
          </table:table-cell>
          <table:table-cell office:value-type="float" office:value="1.2144" calcext:value-type="float">
            <text:p>1.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77998" calcext:value-type="float">
            <text:p>48.877998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978001" calcext:value-type="float">
            <text:p>48.978001</text:p>
          </table:table-cell>
          <table:table-cell office:value-type="float" office:value="1.2773" calcext:value-type="float">
            <text:p>1.2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077999" calcext:value-type="float">
            <text:p>49.077999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178001" calcext:value-type="float">
            <text:p>49.178001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278" calcext:value-type="float">
            <text:p>49.278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377998" calcext:value-type="float">
            <text:p>49.377998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478001" calcext:value-type="float">
            <text:p>49.478001</text:p>
          </table:table-cell>
          <table:table-cell office:value-type="float" office:value="1.1991" calcext:value-type="float">
            <text:p>1.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577999" calcext:value-type="float">
            <text:p>49.577999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78001" calcext:value-type="float">
            <text:p>49.678001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78" calcext:value-type="float">
            <text:p>49.778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877998" calcext:value-type="float">
            <text:p>49.877998</text:p>
          </table:table-cell>
          <table:table-cell office:value-type="float" office:value="1.1701" calcext:value-type="float">
            <text:p>1.1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78001" calcext:value-type="float">
            <text:p>49.978001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077999" calcext:value-type="float">
            <text:p>50.077999</text:p>
          </table:table-cell>
          <table:table-cell office:value-type="float" office:value="1.1669" calcext:value-type="float">
            <text:p>1.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179001" calcext:value-type="float">
            <text:p>50.179001</text:p>
          </table:table-cell>
          <table:table-cell office:value-type="float" office:value="1.1701" calcext:value-type="float">
            <text:p>1.1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79999" calcext:value-type="float">
            <text:p>50.279999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81001" calcext:value-type="float">
            <text:p>50.381001</text:p>
          </table:table-cell>
          <table:table-cell office:value-type="float" office:value="1.266" calcext:value-type="float">
            <text:p>1.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80999" calcext:value-type="float">
            <text:p>50.480999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582001" calcext:value-type="float">
            <text:p>50.582001</text:p>
          </table:table-cell>
          <table:table-cell office:value-type="float" office:value="1.3563" calcext:value-type="float">
            <text:p>1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682999" calcext:value-type="float">
            <text:p>50.682999</text:p>
          </table:table-cell>
          <table:table-cell office:value-type="float" office:value="1.3361" calcext:value-type="float">
            <text:p>1.3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83001" calcext:value-type="float">
            <text:p>50.783001</text:p>
          </table:table-cell>
          <table:table-cell office:value-type="float" office:value="1.3498" calcext:value-type="float">
            <text:p>1.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882999" calcext:value-type="float">
            <text:p>50.882999</text:p>
          </table:table-cell>
          <table:table-cell office:value-type="float" office:value="1.3821" calcext:value-type="float">
            <text:p>1.3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983002" calcext:value-type="float">
            <text:p>50.983002</text:p>
          </table:table-cell>
          <table:table-cell office:value-type="float" office:value="1.3724" calcext:value-type="float">
            <text:p>1.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083" calcext:value-type="float">
            <text:p>51.083</text:p>
          </table:table-cell>
          <table:table-cell office:value-type="float" office:value="1.3281" calcext:value-type="float">
            <text:p>1.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182999" calcext:value-type="float">
            <text:p>51.182999</text:p>
          </table:table-cell>
          <table:table-cell office:value-type="float" office:value="1.3063" calcext:value-type="float">
            <text:p>1.3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283001" calcext:value-type="float">
            <text:p>51.283001</text:p>
          </table:table-cell>
          <table:table-cell office:value-type="float" office:value="1.299" calcext:value-type="float">
            <text:p>1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83999" calcext:value-type="float">
            <text:p>51.383999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484001" calcext:value-type="float">
            <text:p>51.484001</text:p>
          </table:table-cell>
          <table:table-cell office:value-type="float" office:value="1.1983" calcext:value-type="float">
            <text:p>1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84" calcext:value-type="float">
            <text:p>51.584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683998" calcext:value-type="float">
            <text:p>51.683998</text:p>
          </table:table-cell>
          <table:table-cell office:value-type="float" office:value="1.2112" calcext:value-type="float">
            <text:p>1.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6" calcext:value-type="float">
            <text:p>-15.396</text:p>
          </table:table-cell>
          <table:table-cell office:value-type="float" office:value="-10.396" calcext:value-type="float">
            <text:p>-10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784" calcext:value-type="float">
            <text:p>51.784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83999" calcext:value-type="float">
            <text:p>51.883999</text:p>
          </table:table-cell>
          <table:table-cell office:value-type="float" office:value="1.1878" calcext:value-type="float">
            <text:p>1.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84001" calcext:value-type="float">
            <text:p>51.984001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84" calcext:value-type="float">
            <text:p>52.084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185001" calcext:value-type="float">
            <text:p>52.185001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285" calcext:value-type="float">
            <text:p>52.285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384998" calcext:value-type="float">
            <text:p>52.384998</text:p>
          </table:table-cell>
          <table:table-cell office:value-type="float" office:value="1.154" calcext:value-type="float">
            <text:p>1.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485001" calcext:value-type="float">
            <text:p>52.485001</text:p>
          </table:table-cell>
          <table:table-cell office:value-type="float" office:value="1.1564" calcext:value-type="float">
            <text:p>1.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6" calcext:value-type="float">
            <text:p>-15.426</text:p>
          </table:table-cell>
          <table:table-cell office:value-type="float" office:value="-10.426" calcext:value-type="float">
            <text:p>-1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84999" calcext:value-type="float">
            <text:p>52.584999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686001" calcext:value-type="float">
            <text:p>52.686001</text:p>
          </table:table-cell>
          <table:table-cell office:value-type="float" office:value="1.1612" calcext:value-type="float">
            <text:p>1.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8" calcext:value-type="float">
            <text:p>-15.428</text:p>
          </table:table-cell>
          <table:table-cell office:value-type="float" office:value="-10.428" calcext:value-type="float">
            <text:p>-10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85999" calcext:value-type="float">
            <text:p>52.785999</text:p>
          </table:table-cell>
          <table:table-cell office:value-type="float" office:value="1.1548" calcext:value-type="float">
            <text:p>1.1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886002" calcext:value-type="float">
            <text:p>52.886002</text:p>
          </table:table-cell>
          <table:table-cell office:value-type="float" office:value="1.2733" calcext:value-type="float">
            <text:p>1.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986" calcext:value-type="float">
            <text:p>52.986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085999" calcext:value-type="float">
            <text:p>53.085999</text:p>
          </table:table-cell>
          <table:table-cell office:value-type="float" office:value="1.3031" calcext:value-type="float">
            <text:p>1.3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86001" calcext:value-type="float">
            <text:p>53.186001</text:p>
          </table:table-cell>
          <table:table-cell office:value-type="float" office:value="1.2612" calcext:value-type="float">
            <text:p>1.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86999" calcext:value-type="float">
            <text:p>53.286999</text:p>
          </table:table-cell>
          <table:table-cell office:value-type="float" office:value="1.3079" calcext:value-type="float">
            <text:p>1.3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388" calcext:value-type="float">
            <text:p>53.388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87999" calcext:value-type="float">
            <text:p>53.487999</text:p>
          </table:table-cell>
          <table:table-cell office:value-type="float" office:value="1.3055" calcext:value-type="float">
            <text:p>1.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88001" calcext:value-type="float">
            <text:p>53.588001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688" calcext:value-type="float">
            <text:p>53.688</text:p>
          </table:table-cell>
          <table:table-cell office:value-type="float" office:value="1.349" calcext:value-type="float">
            <text:p>1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787998" calcext:value-type="float">
            <text:p>53.787998</text:p>
          </table:table-cell>
          <table:table-cell office:value-type="float" office:value="1.3482" calcext:value-type="float">
            <text:p>1.3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89" calcext:value-type="float">
            <text:p>53.889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88998" calcext:value-type="float">
            <text:p>53.988998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089001" calcext:value-type="float">
            <text:p>54.089001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88999" calcext:value-type="float">
            <text:p>54.188999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290001" calcext:value-type="float">
            <text:p>54.290001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90999" calcext:value-type="float">
            <text:p>54.390999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491001" calcext:value-type="float">
            <text:p>54.491001</text:p>
          </table:table-cell>
          <table:table-cell office:value-type="float" office:value="1.1621" calcext:value-type="float">
            <text:p>1.1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91" calcext:value-type="float">
            <text:p>54.591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692001" calcext:value-type="float">
            <text:p>54.692001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792999" calcext:value-type="float">
            <text:p>54.792999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94001" calcext:value-type="float">
            <text:p>54.894001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993999" calcext:value-type="float">
            <text:p>54.993999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094002" calcext:value-type="float">
            <text:p>55.094002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194" calcext:value-type="float">
            <text:p>55.194</text:p>
          </table:table-cell>
          <table:table-cell office:value-type="float" office:value="1.1741" calcext:value-type="float">
            <text:p>1.1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94998" calcext:value-type="float">
            <text:p>55.294998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395" calcext:value-type="float">
            <text:p>55.395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494999" calcext:value-type="float">
            <text:p>55.494999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596001" calcext:value-type="float">
            <text:p>55.596001</text:p>
          </table:table-cell>
          <table:table-cell office:value-type="float" office:value="1.1814" calcext:value-type="float">
            <text:p>1.1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695999" calcext:value-type="float">
            <text:p>55.695999</text:p>
          </table:table-cell>
          <table:table-cell office:value-type="float" office:value="1.1846" calcext:value-type="float">
            <text:p>1.1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96001" calcext:value-type="float">
            <text:p>55.796001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896999" calcext:value-type="float">
            <text:p>55.896999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97002" calcext:value-type="float">
            <text:p>55.997002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097" calcext:value-type="float">
            <text:p>56.097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" calcext:value-type="float">
            <text:p>-15.43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196999" calcext:value-type="float">
            <text:p>56.196999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97001" calcext:value-type="float">
            <text:p>56.297001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397999" calcext:value-type="float">
            <text:p>56.397999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99001" calcext:value-type="float">
            <text:p>56.499001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598999" calcext:value-type="float">
            <text:p>56.598999</text:p>
          </table:table-cell>
          <table:table-cell office:value-type="float" office:value="1.2652" calcext:value-type="float">
            <text:p>1.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700001" calcext:value-type="float">
            <text:p>56.700001</text:p>
          </table:table-cell>
          <table:table-cell office:value-type="float" office:value="1.2676" calcext:value-type="float">
            <text:p>1.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799999" calcext:value-type="float">
            <text:p>56.799999</text:p>
          </table:table-cell>
          <table:table-cell office:value-type="float" office:value="1.1935" calcext:value-type="float">
            <text:p>1.1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901001" calcext:value-type="float">
            <text:p>56.901001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000999" calcext:value-type="float">
            <text:p>57.000999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102001" calcext:value-type="float">
            <text:p>57.102001</text:p>
          </table:table-cell>
          <table:table-cell office:value-type="float" office:value="1.2007" calcext:value-type="float">
            <text:p>1.2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202999" calcext:value-type="float">
            <text:p>57.202999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303001" calcext:value-type="float">
            <text:p>57.303001</text:p>
          </table:table-cell>
          <table:table-cell office:value-type="float" office:value="1.2056" calcext:value-type="float">
            <text:p>1.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403" calcext:value-type="float">
            <text:p>57.403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504002" calcext:value-type="float">
            <text:p>57.504002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05" calcext:value-type="float">
            <text:p>57.605</text:p>
          </table:table-cell>
          <table:table-cell office:value-type="float" office:value="1.1975" calcext:value-type="float">
            <text:p>1.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706001" calcext:value-type="float">
            <text:p>57.706001</text:p>
          </table:table-cell>
          <table:table-cell office:value-type="float" office:value="1.2136" calcext:value-type="float">
            <text:p>1.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806" calcext:value-type="float">
            <text:p>57.806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907001" calcext:value-type="float">
            <text:p>57.907001</text:p>
          </table:table-cell>
          <table:table-cell office:value-type="float" office:value="1.3538" calcext:value-type="float">
            <text:p>1.3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007" calcext:value-type="float">
            <text:p>58.007</text:p>
          </table:table-cell>
          <table:table-cell office:value-type="float" office:value="1.3563" calcext:value-type="float">
            <text:p>1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106998" calcext:value-type="float">
            <text:p>58.106998</text:p>
          </table:table-cell>
          <table:table-cell office:value-type="float" office:value="1.3506" calcext:value-type="float">
            <text:p>1.3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207001" calcext:value-type="float">
            <text:p>58.207001</text:p>
          </table:table-cell>
          <table:table-cell office:value-type="float" office:value="1.3401" calcext:value-type="float">
            <text:p>1.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06999" calcext:value-type="float">
            <text:p>58.306999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408001" calcext:value-type="float">
            <text:p>58.408001</text:p>
          </table:table-cell>
          <table:table-cell office:value-type="float" office:value="1.179" calcext:value-type="float">
            <text:p>1.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07999" calcext:value-type="float">
            <text:p>58.507999</text:p>
          </table:table-cell>
          <table:table-cell office:value-type="float" office:value="1.212" calcext:value-type="float">
            <text:p>1.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609001" calcext:value-type="float">
            <text:p>58.609001</text:p>
          </table:table-cell>
          <table:table-cell office:value-type="float" office:value="1.179" calcext:value-type="float">
            <text:p>1.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709" calcext:value-type="float">
            <text:p>58.709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808998" calcext:value-type="float">
            <text:p>58.808998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909" calcext:value-type="float">
            <text:p>58.909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008999" calcext:value-type="float">
            <text:p>59.008999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110001" calcext:value-type="float">
            <text:p>59.110001</text:p>
          </table:table-cell>
          <table:table-cell office:value-type="float" office:value="1.183" calcext:value-type="float">
            <text:p>1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09999" calcext:value-type="float">
            <text:p>59.209999</text:p>
          </table:table-cell>
          <table:table-cell office:value-type="float" office:value="1.1814" calcext:value-type="float">
            <text:p>1.1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311001" calcext:value-type="float">
            <text:p>59.311001</text:p>
          </table:table-cell>
          <table:table-cell office:value-type="float" office:value="1.1846" calcext:value-type="float">
            <text:p>1.1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10999" calcext:value-type="float">
            <text:p>59.410999</text:p>
          </table:table-cell>
          <table:table-cell office:value-type="float" office:value="1.1153" calcext:value-type="float">
            <text:p>1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511002" calcext:value-type="float">
            <text:p>59.511002</text:p>
          </table:table-cell>
          <table:table-cell office:value-type="float" office:value="1.1113" calcext:value-type="float">
            <text:p>1.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611" calcext:value-type="float">
            <text:p>59.611</text:p>
          </table:table-cell>
          <table:table-cell office:value-type="float" office:value="1.1161" calcext:value-type="float">
            <text:p>1.1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10999" calcext:value-type="float">
            <text:p>59.710999</text:p>
          </table:table-cell>
          <table:table-cell office:value-type="float" office:value="1.1242" calcext:value-type="float">
            <text:p>1.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811001" calcext:value-type="float">
            <text:p>59.811001</text:p>
          </table:table-cell>
          <table:table-cell office:value-type="float" office:value="1.1097" calcext:value-type="float">
            <text:p>1.1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910999" calcext:value-type="float">
            <text:p>59.910999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012001" calcext:value-type="float">
            <text:p>60.012001</text:p>
          </table:table-cell>
          <table:table-cell office:value-type="float" office:value="1.1129" calcext:value-type="float">
            <text:p>1.1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12" calcext:value-type="float">
            <text:p>60.112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213001" calcext:value-type="float">
            <text:p>60.213001</text:p>
          </table:table-cell>
          <table:table-cell office:value-type="float" office:value="1.1435" calcext:value-type="float">
            <text:p>1.1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313999" calcext:value-type="float">
            <text:p>60.313999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14001" calcext:value-type="float">
            <text:p>60.414001</text:p>
          </table:table-cell>
          <table:table-cell office:value-type="float" office:value="1.2136" calcext:value-type="float">
            <text:p>1.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514999" calcext:value-type="float">
            <text:p>60.514999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615002" calcext:value-type="float">
            <text:p>60.615002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15" calcext:value-type="float">
            <text:p>60.715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14999" calcext:value-type="float">
            <text:p>60.814999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915001" calcext:value-type="float">
            <text:p>60.915001</text:p>
          </table:table-cell>
          <table:table-cell office:value-type="float" office:value="1.2233" calcext:value-type="float">
            <text:p>1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015999" calcext:value-type="float">
            <text:p>61.015999</text:p>
          </table:table-cell>
          <table:table-cell office:value-type="float" office:value="1.2112" calcext:value-type="float">
            <text:p>1.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16001" calcext:value-type="float">
            <text:p>61.116001</text:p>
          </table:table-cell>
          <table:table-cell office:value-type="float" office:value="1.208" calcext:value-type="float">
            <text:p>1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216999" calcext:value-type="float">
            <text:p>61.216999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317001" calcext:value-type="float">
            <text:p>61.317001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17" calcext:value-type="float">
            <text:p>61.417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518002" calcext:value-type="float">
            <text:p>61.518002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618999" calcext:value-type="float">
            <text:p>61.618999</text:p>
          </table:table-cell>
          <table:table-cell office:value-type="float" office:value="1.2233" calcext:value-type="float">
            <text:p>1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720001" calcext:value-type="float">
            <text:p>61.720001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8" calcext:value-type="float">
            <text:p>-15.428</text:p>
          </table:table-cell>
          <table:table-cell office:value-type="float" office:value="-10.428" calcext:value-type="float">
            <text:p>-10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82" calcext:value-type="float">
            <text:p>61.82</text:p>
          </table:table-cell>
          <table:table-cell office:value-type="float" office:value="1.266" calcext:value-type="float">
            <text:p>1.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19998" calcext:value-type="float">
            <text:p>61.919998</text:p>
          </table:table-cell>
          <table:table-cell office:value-type="float" office:value="1.2273" calcext:value-type="float">
            <text:p>1.2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2" calcext:value-type="float">
            <text:p>62.02</text:p>
          </table:table-cell>
          <table:table-cell office:value-type="float" office:value="1.2314" calcext:value-type="float">
            <text:p>1.2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19999" calcext:value-type="float">
            <text:p>62.119999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220001" calcext:value-type="float">
            <text:p>62.220001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320999" calcext:value-type="float">
            <text:p>62.320999</text:p>
          </table:table-cell>
          <table:table-cell office:value-type="float" office:value="1.2249" calcext:value-type="float">
            <text:p>1.2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421001" calcext:value-type="float">
            <text:p>62.421001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521999" calcext:value-type="float">
            <text:p>62.521999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622002" calcext:value-type="float">
            <text:p>62.622002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722" calcext:value-type="float">
            <text:p>62.722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821999" calcext:value-type="float">
            <text:p>62.821999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923" calcext:value-type="float">
            <text:p>62.923</text:p>
          </table:table-cell>
          <table:table-cell office:value-type="float" office:value="1.2233" calcext:value-type="float">
            <text:p>1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023998" calcext:value-type="float">
            <text:p>63.023998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24001" calcext:value-type="float">
            <text:p>63.124001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24998" calcext:value-type="float">
            <text:p>63.224998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326" calcext:value-type="float">
            <text:p>63.326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426998" calcext:value-type="float">
            <text:p>63.426998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527" calcext:value-type="float">
            <text:p>63.527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26999" calcext:value-type="float">
            <text:p>63.626999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728001" calcext:value-type="float">
            <text:p>63.728001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827999" calcext:value-type="float">
            <text:p>63.827999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928001" calcext:value-type="float">
            <text:p>63.928001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028999" calcext:value-type="float">
            <text:p>64.028999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129997" calcext:value-type="float">
            <text:p>64.129997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31003" calcext:value-type="float">
            <text:p>64.231003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331001" calcext:value-type="float">
            <text:p>64.331001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31999" calcext:value-type="float">
            <text:p>64.431999</text:p>
          </table:table-cell>
          <table:table-cell office:value-type="float" office:value="1.2523" calcext:value-type="float">
            <text:p>1.2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31998" calcext:value-type="float">
            <text:p>64.531998</text:p>
          </table:table-cell>
          <table:table-cell office:value-type="float" office:value="1.2289" calcext:value-type="float">
            <text:p>1.2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632004" calcext:value-type="float">
            <text:p>64.632004</text:p>
          </table:table-cell>
          <table:table-cell office:value-type="float" office:value="1.2128" calcext:value-type="float">
            <text:p>1.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732002" calcext:value-type="float">
            <text:p>64.732002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33" calcext:value-type="float">
            <text:p>64.833</text:p>
          </table:table-cell>
          <table:table-cell office:value-type="float" office:value="1.1935" calcext:value-type="float">
            <text:p>1.1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932999" calcext:value-type="float">
            <text:p>64.932999</text:p>
          </table:table-cell>
          <table:table-cell office:value-type="float" office:value="1.2096" calcext:value-type="float">
            <text:p>1.2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032997" calcext:value-type="float">
            <text:p>65.032997</text:p>
          </table:table-cell>
          <table:table-cell office:value-type="float" office:value="1.2096" calcext:value-type="float">
            <text:p>1.2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133003" calcext:value-type="float">
            <text:p>65.133003</text:p>
          </table:table-cell>
          <table:table-cell office:value-type="float" office:value="1.2249" calcext:value-type="float">
            <text:p>1.2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233002" calcext:value-type="float">
            <text:p>65.233002</text:p>
          </table:table-cell>
          <table:table-cell office:value-type="float" office:value="1.2152" calcext:value-type="float">
            <text:p>1.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34" calcext:value-type="float">
            <text:p>65.334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433998" calcext:value-type="float">
            <text:p>65.433998</text:p>
          </table:table-cell>
          <table:table-cell office:value-type="float" office:value="1.2112" calcext:value-type="float">
            <text:p>1.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533997" calcext:value-type="float">
            <text:p>65.533997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634003" calcext:value-type="float">
            <text:p>65.634003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34001" calcext:value-type="float">
            <text:p>65.734001</text:p>
          </table:table-cell>
          <table:table-cell office:value-type="float" office:value="1.3055" calcext:value-type="float">
            <text:p>1.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834999" calcext:value-type="float">
            <text:p>65.834999</text:p>
          </table:table-cell>
          <table:table-cell office:value-type="float" office:value="1.2265" calcext:value-type="float">
            <text:p>1.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934998" calcext:value-type="float">
            <text:p>65.934998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035004" calcext:value-type="float">
            <text:p>66.035004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136002" calcext:value-type="float">
            <text:p>66.136002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236" calcext:value-type="float">
            <text:p>66.236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336998" calcext:value-type="float">
            <text:p>66.336998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436996" calcext:value-type="float">
            <text:p>66.436996</text:p>
          </table:table-cell>
          <table:table-cell office:value-type="float" office:value="1.2628" calcext:value-type="float">
            <text:p>1.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37003" calcext:value-type="float">
            <text:p>66.537003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38" calcext:value-type="float">
            <text:p>66.638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737999" calcext:value-type="float">
            <text:p>66.737999</text:p>
          </table:table-cell>
          <table:table-cell office:value-type="float" office:value="1.2507" calcext:value-type="float">
            <text:p>1.2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838997" calcext:value-type="float">
            <text:p>66.838997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939003" calcext:value-type="float">
            <text:p>66.939003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039001" calcext:value-type="float">
            <text:p>67.039001</text:p>
          </table:table-cell>
          <table:table-cell office:value-type="float" office:value="1.2265" calcext:value-type="float">
            <text:p>1.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139" calcext:value-type="float">
            <text:p>67.139</text:p>
          </table:table-cell>
          <table:table-cell office:value-type="float" office:value="1.2612" calcext:value-type="float">
            <text:p>1.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238998" calcext:value-type="float">
            <text:p>67.238998</text:p>
          </table:table-cell>
          <table:table-cell office:value-type="float" office:value="1.2507" calcext:value-type="float">
            <text:p>1.2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338997" calcext:value-type="float">
            <text:p>67.338997</text:p>
          </table:table-cell>
          <table:table-cell office:value-type="float" office:value="1.2596" calcext:value-type="float">
            <text:p>1.2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439003" calcext:value-type="float">
            <text:p>67.439003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39001" calcext:value-type="float">
            <text:p>67.539001</text:p>
          </table:table-cell>
          <table:table-cell office:value-type="float" office:value="1.2636" calcext:value-type="float">
            <text:p>1.2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639" calcext:value-type="float">
            <text:p>67.639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739998" calcext:value-type="float">
            <text:p>67.739998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841003" calcext:value-type="float">
            <text:p>67.841003</text:p>
          </table:table-cell>
          <table:table-cell office:value-type="float" office:value="1.2475" calcext:value-type="float">
            <text:p>1.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941002" calcext:value-type="float">
            <text:p>67.941002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41" calcext:value-type="float">
            <text:p>68.041</text:p>
          </table:table-cell>
          <table:table-cell office:value-type="float" office:value="1.2757" calcext:value-type="float">
            <text:p>1.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140999" calcext:value-type="float">
            <text:p>68.140999</text:p>
          </table:table-cell>
          <table:table-cell office:value-type="float" office:value="1.2314" calcext:value-type="float">
            <text:p>1.2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41997" calcext:value-type="float">
            <text:p>68.241997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42003" calcext:value-type="float">
            <text:p>68.342003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43001" calcext:value-type="float">
            <text:p>68.443001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542999" calcext:value-type="float">
            <text:p>68.542999</text:p>
          </table:table-cell>
          <table:table-cell office:value-type="float" office:value="1.2233" calcext:value-type="float">
            <text:p>1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642998" calcext:value-type="float">
            <text:p>68.642998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744003" calcext:value-type="float">
            <text:p>68.744003</text:p>
          </table:table-cell>
          <table:table-cell office:value-type="float" office:value="1.2209" calcext:value-type="float">
            <text:p>1.2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44002" calcext:value-type="float">
            <text:p>68.844002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44" calcext:value-type="float">
            <text:p>68.944</text:p>
          </table:table-cell>
          <table:table-cell office:value-type="float" office:value="1.2273" calcext:value-type="float">
            <text:p>1.2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043999" calcext:value-type="float">
            <text:p>69.043999</text:p>
          </table:table-cell>
          <table:table-cell office:value-type="float" office:value="1.2241" calcext:value-type="float">
            <text:p>1.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143997" calcext:value-type="float">
            <text:p>69.143997</text:p>
          </table:table-cell>
          <table:table-cell office:value-type="float" office:value="1.2289" calcext:value-type="float">
            <text:p>1.2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244003" calcext:value-type="float">
            <text:p>69.244003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45001" calcext:value-type="float">
            <text:p>69.345001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445" calcext:value-type="float">
            <text:p>69.445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544998" calcext:value-type="float">
            <text:p>69.544998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644997" calcext:value-type="float">
            <text:p>69.644997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745003" calcext:value-type="float">
            <text:p>69.745003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845001" calcext:value-type="float">
            <text:p>69.845001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945" calcext:value-type="float">
            <text:p>69.945</text:p>
          </table:table-cell>
          <table:table-cell office:value-type="float" office:value="1.2314" calcext:value-type="float">
            <text:p>1.2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044998" calcext:value-type="float">
            <text:p>70.044998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146004" calcext:value-type="float">
            <text:p>70.146004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46002" calcext:value-type="float">
            <text:p>70.246002</text:p>
          </table:table-cell>
          <table:table-cell office:value-type="float" office:value="1.2128" calcext:value-type="float">
            <text:p>1.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347" calcext:value-type="float">
            <text:p>70.347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447998" calcext:value-type="float">
            <text:p>70.447998</text:p>
          </table:table-cell>
          <table:table-cell office:value-type="float" office:value="1.2128" calcext:value-type="float">
            <text:p>1.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47997" calcext:value-type="float">
            <text:p>70.547997</text:p>
          </table:table-cell>
          <table:table-cell office:value-type="float" office:value="1.1878" calcext:value-type="float">
            <text:p>1.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648003" calcext:value-type="float">
            <text:p>70.648003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49001" calcext:value-type="float">
            <text:p>70.749001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849998" calcext:value-type="float">
            <text:p>70.849998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949997" calcext:value-type="float">
            <text:p>70.949997</text:p>
          </table:table-cell>
          <table:table-cell office:value-type="float" office:value="1.2048" calcext:value-type="float">
            <text:p>1.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050003" calcext:value-type="float">
            <text:p>71.050003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150002" calcext:value-type="float">
            <text:p>71.150002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349998" calcext:value-type="float">
            <text:p>71.349998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450996" calcext:value-type="float">
            <text:p>71.450996</text:p>
          </table:table-cell>
          <table:table-cell office:value-type="float" office:value="1.2144" calcext:value-type="float">
            <text:p>1.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52002" calcext:value-type="float">
            <text:p>71.552002</text:p>
          </table:table-cell>
          <table:table-cell office:value-type="float" office:value="1.208" calcext:value-type="float">
            <text:p>1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52" calcext:value-type="float">
            <text:p>71.652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751999" calcext:value-type="float">
            <text:p>71.751999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851997" calcext:value-type="float">
            <text:p>71.851997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952003" calcext:value-type="float">
            <text:p>71.952003</text:p>
          </table:table-cell>
          <table:table-cell office:value-type="float" office:value="1.2289" calcext:value-type="float">
            <text:p>1.2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8" calcext:value-type="float">
            <text:p>-15.398</text:p>
          </table:table-cell>
          <table:table-cell office:value-type="float" office:value="-10.398" calcext:value-type="float">
            <text:p>-10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052002" calcext:value-type="float">
            <text:p>72.052002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-10.394" calcext:value-type="float">
            <text:p>-10.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153" calcext:value-type="float">
            <text:p>72.153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252998" calcext:value-type="float">
            <text:p>72.252998</text:p>
          </table:table-cell>
          <table:table-cell office:value-type="float" office:value="1.1975" calcext:value-type="float">
            <text:p>1.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53996" calcext:value-type="float">
            <text:p>72.353996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454002" calcext:value-type="float">
            <text:p>72.454002</text:p>
          </table:table-cell>
          <table:table-cell office:value-type="float" office:value="1.1387" calcext:value-type="float">
            <text:p>1.1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554001" calcext:value-type="float">
            <text:p>72.554001</text:p>
          </table:table-cell>
          <table:table-cell office:value-type="float" office:value="1.1854" calcext:value-type="float">
            <text:p>1.1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653999" calcext:value-type="float">
            <text:p>72.653999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54997" calcext:value-type="float">
            <text:p>72.754997</text:p>
          </table:table-cell>
          <table:table-cell office:value-type="float" office:value="1.1548" calcext:value-type="float">
            <text:p>1.1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856003" calcext:value-type="float">
            <text:p>72.856003</text:p>
          </table:table-cell>
          <table:table-cell office:value-type="float" office:value="1.1467" calcext:value-type="float">
            <text:p>1.1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956001" calcext:value-type="float">
            <text:p>72.956001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056999" calcext:value-type="float">
            <text:p>73.056999</text:p>
          </table:table-cell>
          <table:table-cell office:value-type="float" office:value="1.158" calcext:value-type="float">
            <text:p>1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156998" calcext:value-type="float">
            <text:p>73.156998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2" calcext:value-type="float">
            <text:p>-15.442</text:p>
          </table:table-cell>
          <table:table-cell office:value-type="float" office:value="-10.442" calcext:value-type="float">
            <text:p>-10.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257004" calcext:value-type="float">
            <text:p>73.257004</text:p>
          </table:table-cell>
          <table:table-cell office:value-type="float" office:value="1.1475" calcext:value-type="float">
            <text:p>1.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57002" calcext:value-type="float">
            <text:p>73.357002</text:p>
          </table:table-cell>
          <table:table-cell office:value-type="float" office:value="1.1661" calcext:value-type="float">
            <text:p>1.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457001" calcext:value-type="float">
            <text:p>73.457001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556999" calcext:value-type="float">
            <text:p>73.556999</text:p>
          </table:table-cell>
          <table:table-cell office:value-type="float" office:value="1.2539" calcext:value-type="float">
            <text:p>1.2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57997" calcext:value-type="float">
            <text:p>73.657997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58003" calcext:value-type="float">
            <text:p>73.758003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858002" calcext:value-type="float">
            <text:p>73.858002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58" calcext:value-type="float">
            <text:p>73.958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057999" calcext:value-type="float">
            <text:p>74.057999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157997" calcext:value-type="float">
            <text:p>74.157997</text:p>
          </table:table-cell>
          <table:table-cell office:value-type="float" office:value="1.1766" calcext:value-type="float">
            <text:p>1.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59003" calcext:value-type="float">
            <text:p>74.259003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359001" calcext:value-type="float">
            <text:p>74.359001</text:p>
          </table:table-cell>
          <table:table-cell office:value-type="float" office:value="1.1588" calcext:value-type="float">
            <text:p>1.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459" calcext:value-type="float">
            <text:p>74.459</text:p>
          </table:table-cell>
          <table:table-cell office:value-type="float" office:value="1.154" calcext:value-type="float">
            <text:p>1.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558998" calcext:value-type="float">
            <text:p>74.558998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658997" calcext:value-type="float">
            <text:p>74.658997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759003" calcext:value-type="float">
            <text:p>74.759003</text:p>
          </table:table-cell>
          <table:table-cell office:value-type="float" office:value="1.1467" calcext:value-type="float">
            <text:p>1.1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859001" calcext:value-type="float">
            <text:p>74.859001</text:p>
          </table:table-cell>
          <table:table-cell office:value-type="float" office:value="1.1508" calcext:value-type="float">
            <text:p>1.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959" calcext:value-type="float">
            <text:p>74.959</text:p>
          </table:table-cell>
          <table:table-cell office:value-type="float" office:value="1.1475" calcext:value-type="float">
            <text:p>1.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058998" calcext:value-type="float">
            <text:p>75.058998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158997" calcext:value-type="float">
            <text:p>75.158997</text:p>
          </table:table-cell>
          <table:table-cell office:value-type="float" office:value="1.1548" calcext:value-type="float">
            <text:p>1.1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1" calcext:value-type="float">
            <text:p>-15.431</text:p>
          </table:table-cell>
          <table:table-cell office:value-type="float" office:value="-10.431" calcext:value-type="float">
            <text:p>-10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259003" calcext:value-type="float">
            <text:p>75.259003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360001" calcext:value-type="float">
            <text:p>75.360001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460999" calcext:value-type="float">
            <text:p>75.460999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560997" calcext:value-type="float">
            <text:p>75.560997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662003" calcext:value-type="float">
            <text:p>75.662003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762001" calcext:value-type="float">
            <text:p>75.762001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" calcext:value-type="float">
            <text:p>-15.43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862999" calcext:value-type="float">
            <text:p>75.862999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962997" calcext:value-type="float">
            <text:p>75.962997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063004" calcext:value-type="float">
            <text:p>76.063004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163002" calcext:value-type="float">
            <text:p>76.163002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264" calcext:value-type="float">
            <text:p>76.264</text:p>
          </table:table-cell>
          <table:table-cell office:value-type="float" office:value="1.1717" calcext:value-type="float">
            <text:p>1.1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363998" calcext:value-type="float">
            <text:p>76.363998</text:p>
          </table:table-cell>
          <table:table-cell office:value-type="float" office:value="1.1661" calcext:value-type="float">
            <text:p>1.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64996" calcext:value-type="float">
            <text:p>76.464996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565002" calcext:value-type="float">
            <text:p>76.565002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666" calcext:value-type="float">
            <text:p>76.666</text:p>
          </table:table-cell>
          <table:table-cell office:value-type="float" office:value="1.1701" calcext:value-type="float">
            <text:p>1.1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766998" calcext:value-type="float">
            <text:p>76.766998</text:p>
          </table:table-cell>
          <table:table-cell office:value-type="float" office:value="1.2015" calcext:value-type="float">
            <text:p>1.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66997" calcext:value-type="float">
            <text:p>76.866997</text:p>
          </table:table-cell>
          <table:table-cell office:value-type="float" office:value="1.2136" calcext:value-type="float">
            <text:p>1.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6" calcext:value-type="float">
            <text:p>-15.426</text:p>
          </table:table-cell>
          <table:table-cell office:value-type="float" office:value="-10.426" calcext:value-type="float">
            <text:p>-1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967003" calcext:value-type="float">
            <text:p>76.967003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067001" calcext:value-type="float">
            <text:p>77.067001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167999" calcext:value-type="float">
            <text:p>77.167999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267998" calcext:value-type="float">
            <text:p>77.267998</text:p>
          </table:table-cell>
          <table:table-cell office:value-type="float" office:value="1.2015" calcext:value-type="float">
            <text:p>1.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367996" calcext:value-type="float">
            <text:p>77.367996</text:p>
          </table:table-cell>
          <table:table-cell office:value-type="float" office:value="1.1693" calcext:value-type="float">
            <text:p>1.1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69002" calcext:value-type="float">
            <text:p>77.469002</text:p>
          </table:table-cell>
          <table:table-cell office:value-type="float" office:value="1.1588" calcext:value-type="float">
            <text:p>1.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569" calcext:value-type="float">
            <text:p>77.5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669998" calcext:value-type="float">
            <text:p>77.669998</text:p>
          </table:table-cell>
          <table:table-cell office:value-type="float" office:value="1.2273" calcext:value-type="float">
            <text:p>1.2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69997" calcext:value-type="float">
            <text:p>77.769997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71002" calcext:value-type="float">
            <text:p>77.871002</text:p>
          </table:table-cell>
          <table:table-cell office:value-type="float" office:value="1.1588" calcext:value-type="float">
            <text:p>1.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3" calcext:value-type="float">
            <text:p>-15.403</text:p>
          </table:table-cell>
          <table:table-cell office:value-type="float" office:value="-10.403" calcext:value-type="float">
            <text:p>-1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971001" calcext:value-type="float">
            <text:p>77.971001</text:p>
          </table:table-cell>
          <table:table-cell office:value-type="float" office:value="1.1612" calcext:value-type="float">
            <text:p>1.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070999" calcext:value-type="float">
            <text:p>78.070999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71997" calcext:value-type="float">
            <text:p>78.171997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72003" calcext:value-type="float">
            <text:p>78.272003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373001" calcext:value-type="float">
            <text:p>78.373001</text:p>
          </table:table-cell>
          <table:table-cell office:value-type="float" office:value="1.1669" calcext:value-type="float">
            <text:p>1.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473" calcext:value-type="float">
            <text:p>78.473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72998" calcext:value-type="float">
            <text:p>78.572998</text:p>
          </table:table-cell>
          <table:table-cell office:value-type="float" office:value="1.2539" calcext:value-type="float">
            <text:p>1.2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674004" calcext:value-type="float">
            <text:p>78.674004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774002" calcext:value-type="float">
            <text:p>78.774002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875" calcext:value-type="float">
            <text:p>78.875</text:p>
          </table:table-cell>
          <table:table-cell office:value-type="float" office:value="1.2862" calcext:value-type="float">
            <text:p>1.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974998" calcext:value-type="float">
            <text:p>78.974998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5" calcext:value-type="float">
            <text:p>-15.405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074997" calcext:value-type="float">
            <text:p>79.074997</text:p>
          </table:table-cell>
          <table:table-cell office:value-type="float" office:value="1.1693" calcext:value-type="float">
            <text:p>1.1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175003" calcext:value-type="float">
            <text:p>79.175003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276001" calcext:value-type="float">
            <text:p>79.276001</text:p>
          </table:table-cell>
          <table:table-cell office:value-type="float" office:value="1.1347" calcext:value-type="float">
            <text:p>1.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375999" calcext:value-type="float">
            <text:p>79.375999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475998" calcext:value-type="float">
            <text:p>79.475998</text:p>
          </table:table-cell>
          <table:table-cell office:value-type="float" office:value="1.1733" calcext:value-type="float">
            <text:p>1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577003" calcext:value-type="float">
            <text:p>79.577003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679001" calcext:value-type="float">
            <text:p>79.679001</text:p>
          </table:table-cell>
          <table:table-cell office:value-type="float" office:value="1.2628" calcext:value-type="float">
            <text:p>1.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778999" calcext:value-type="float">
            <text:p>79.778999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879997" calcext:value-type="float">
            <text:p>79.879997</text:p>
          </table:table-cell>
          <table:table-cell office:value-type="float" office:value="1.3264" calcext:value-type="float">
            <text:p>1.3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80003" calcext:value-type="float">
            <text:p>79.980003</text:p>
          </table:table-cell>
          <table:table-cell office:value-type="float" office:value="1.3611" calcext:value-type="float">
            <text:p>1.3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080002" calcext:value-type="float">
            <text:p>80.080002</text:p>
          </table:table-cell>
          <table:table-cell office:value-type="float" office:value="1.3337" calcext:value-type="float">
            <text:p>1.3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2" calcext:value-type="float">
            <text:p>-15.432</text:p>
          </table:table-cell>
          <table:table-cell office:value-type="float" office:value="-10.432" calcext:value-type="float">
            <text:p>-1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181" calcext:value-type="float">
            <text:p>80.181</text:p>
          </table:table-cell>
          <table:table-cell office:value-type="float" office:value="1.3635" calcext:value-type="float">
            <text:p>1.3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6" calcext:value-type="float">
            <text:p>-15.426</text:p>
          </table:table-cell>
          <table:table-cell office:value-type="float" office:value="-10.426" calcext:value-type="float">
            <text:p>-1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281998" calcext:value-type="float">
            <text:p>80.281998</text:p>
          </table:table-cell>
          <table:table-cell office:value-type="float" office:value="1.3337" calcext:value-type="float">
            <text:p>1.3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83003" calcext:value-type="float">
            <text:p>80.383003</text:p>
          </table:table-cell>
          <table:table-cell office:value-type="float" office:value="1.3514" calcext:value-type="float">
            <text:p>1.3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483002" calcext:value-type="float">
            <text:p>80.483002</text:p>
          </table:table-cell>
          <table:table-cell office:value-type="float" office:value="1.3103" calcext:value-type="float">
            <text:p>1.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584" calcext:value-type="float">
            <text:p>80.584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683998" calcext:value-type="float">
            <text:p>80.683998</text:p>
          </table:table-cell>
          <table:table-cell office:value-type="float" office:value="1.2579" calcext:value-type="float">
            <text:p>1.2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783997" calcext:value-type="float">
            <text:p>80.783997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885002" calcext:value-type="float">
            <text:p>80.885002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985001" calcext:value-type="float">
            <text:p>80.985001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084999" calcext:value-type="float">
            <text:p>81.084999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186996" calcext:value-type="float">
            <text:p>81.186996</text:p>
          </table:table-cell>
          <table:table-cell office:value-type="float" office:value="1.1467" calcext:value-type="float">
            <text:p>1.1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88002" calcext:value-type="float">
            <text:p>81.288002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89" calcext:value-type="float">
            <text:p>81.389</text:p>
          </table:table-cell>
          <table:table-cell office:value-type="float" office:value="1.154" calcext:value-type="float">
            <text:p>1.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489998" calcext:value-type="float">
            <text:p>81.489998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1003" calcext:value-type="float">
            <text:p>81.591003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2" calcext:value-type="float">
            <text:p>-15.402</text:p>
          </table:table-cell>
          <table:table-cell office:value-type="float" office:value="-10.402" calcext:value-type="float">
            <text:p>-1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92001" calcext:value-type="float">
            <text:p>81.692001</text:p>
          </table:table-cell>
          <table:table-cell office:value-type="float" office:value="1.1516" calcext:value-type="float">
            <text:p>1.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792" calcext:value-type="float">
            <text:p>81.792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5" calcext:value-type="float">
            <text:p>-15.415</text:p>
          </table:table-cell>
          <table:table-cell office:value-type="float" office:value="-10.415" calcext:value-type="float">
            <text:p>-1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891998" calcext:value-type="float">
            <text:p>81.891998</text:p>
          </table:table-cell>
          <table:table-cell office:value-type="float" office:value="1.1492" calcext:value-type="float">
            <text:p>1.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991997" calcext:value-type="float">
            <text:p>81.991997</text:p>
          </table:table-cell>
          <table:table-cell office:value-type="float" office:value="1.1314" calcext:value-type="float">
            <text:p>1.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7" calcext:value-type="float">
            <text:p>-15.437</text:p>
          </table:table-cell>
          <table:table-cell office:value-type="float" office:value="-10.437" calcext:value-type="float">
            <text:p>-10.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093002" calcext:value-type="float">
            <text:p>82.093002</text:p>
          </table:table-cell>
          <table:table-cell office:value-type="float" office:value="1.1443" calcext:value-type="float">
            <text:p>1.1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2" calcext:value-type="float">
            <text:p>-15.432</text:p>
          </table:table-cell>
          <table:table-cell office:value-type="float" office:value="-10.432" calcext:value-type="float">
            <text:p>-1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193001" calcext:value-type="float">
            <text:p>82.193001</text:p>
          </table:table-cell>
          <table:table-cell office:value-type="float" office:value="1.2015" calcext:value-type="float">
            <text:p>1.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293999" calcext:value-type="float">
            <text:p>82.293999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393997" calcext:value-type="float">
            <text:p>82.393997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95003" calcext:value-type="float">
            <text:p>82.495003</text:p>
          </table:table-cell>
          <table:table-cell office:value-type="float" office:value="1.1782" calcext:value-type="float">
            <text:p>1.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95001" calcext:value-type="float">
            <text:p>82.595001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3" calcext:value-type="float">
            <text:p>-15.423</text:p>
          </table:table-cell>
          <table:table-cell office:value-type="float" office:value="-10.423" calcext:value-type="float">
            <text:p>-1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695999" calcext:value-type="float">
            <text:p>82.695999</text:p>
          </table:table-cell>
          <table:table-cell office:value-type="float" office:value="1.2209" calcext:value-type="float">
            <text:p>1.2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96997" calcext:value-type="float">
            <text:p>82.796997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897003" calcext:value-type="float">
            <text:p>82.897003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97002" calcext:value-type="float">
            <text:p>82.997002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097" calcext:value-type="float">
            <text:p>83.097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96999" calcext:value-type="float">
            <text:p>83.196999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296997" calcext:value-type="float">
            <text:p>83.296997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-10.414" calcext:value-type="float">
            <text:p>-1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97003" calcext:value-type="float">
            <text:p>83.397003</text:p>
          </table:table-cell>
          <table:table-cell office:value-type="float" office:value="1.158" calcext:value-type="float">
            <text:p>1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497002" calcext:value-type="float">
            <text:p>83.497002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6" calcext:value-type="float">
            <text:p>-15.416</text:p>
          </table:table-cell>
          <table:table-cell office:value-type="float" office:value="-10.416" calcext:value-type="float">
            <text:p>-1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597" calcext:value-type="float">
            <text:p>83.597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697998" calcext:value-type="float">
            <text:p>83.697998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9" calcext:value-type="float">
            <text:p>-15.419</text:p>
          </table:table-cell>
          <table:table-cell office:value-type="float" office:value="-10.419" calcext:value-type="float">
            <text:p>-1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797997" calcext:value-type="float">
            <text:p>83.797997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99002" calcext:value-type="float">
            <text:p>83.899002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8" calcext:value-type="float">
            <text:p>-15.418</text:p>
          </table:table-cell>
          <table:table-cell office:value-type="float" office:value="-10.418" calcext:value-type="float">
            <text:p>-1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999001" calcext:value-type="float">
            <text:p>83.999001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098999" calcext:value-type="float">
            <text:p>84.098999</text:p>
          </table:table-cell>
          <table:table-cell office:value-type="float" office:value="1.2241" calcext:value-type="float">
            <text:p>1.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99997" calcext:value-type="float">
            <text:p>84.199997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300003" calcext:value-type="float">
            <text:p>84.300003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401001" calcext:value-type="float">
            <text:p>84.401001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500999" calcext:value-type="float">
            <text:p>84.500999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600998" calcext:value-type="float">
            <text:p>84.600998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702003" calcext:value-type="float">
            <text:p>84.702003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6" calcext:value-type="float">
            <text:p>-15.406</text:p>
          </table:table-cell>
          <table:table-cell office:value-type="float" office:value="-10.406" calcext:value-type="float">
            <text:p>-1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02002" calcext:value-type="float">
            <text:p>84.802002</text:p>
          </table:table-cell>
          <table:table-cell office:value-type="float" office:value="1.1975" calcext:value-type="float">
            <text:p>1.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7" calcext:value-type="float">
            <text:p>-15.447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903999" calcext:value-type="float">
            <text:p>84.903999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4" calcext:value-type="float">
            <text:p>-15.384</text:p>
          </table:table-cell>
          <table:table-cell office:value-type="float" office:value="-10.384" calcext:value-type="float">
            <text:p>-1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003998" calcext:value-type="float">
            <text:p>85.003998</text:p>
          </table:table-cell>
          <table:table-cell office:value-type="float" office:value="1.1991" calcext:value-type="float">
            <text:p>1.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" calcext:value-type="float">
            <text:p>-15.46</text:p>
          </table:table-cell>
          <table:table-cell office:value-type="float" office:value="-10.46" calcext:value-type="float">
            <text:p>-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05003" calcext:value-type="float">
            <text:p>85.105003</text:p>
          </table:table-cell>
          <table:table-cell office:value-type="float" office:value="1.1975" calcext:value-type="float">
            <text:p>1.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6" calcext:value-type="float">
            <text:p>-15.536</text:p>
          </table:table-cell>
          <table:table-cell office:value-type="float" office:value="-10.536" calcext:value-type="float">
            <text:p>-10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205002" calcext:value-type="float">
            <text:p>85.205002</text:p>
          </table:table-cell>
          <table:table-cell office:value-type="float" office:value="1.2048" calcext:value-type="float">
            <text:p>1.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7" calcext:value-type="float">
            <text:p>-15.467</text:p>
          </table:table-cell>
          <table:table-cell office:value-type="float" office:value="-10.467" calcext:value-type="float">
            <text:p>-1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306" calcext:value-type="float">
            <text:p>85.306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8" calcext:value-type="float">
            <text:p>-15.508</text:p>
          </table:table-cell>
          <table:table-cell office:value-type="float" office:value="-10.508" calcext:value-type="float">
            <text:p>-10.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406998" calcext:value-type="float">
            <text:p>85.406998</text:p>
          </table:table-cell>
          <table:table-cell office:value-type="float" office:value="1.3522" calcext:value-type="float">
            <text:p>1.3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22" calcext:value-type="float">
            <text:p>-15.622</text:p>
          </table:table-cell>
          <table:table-cell office:value-type="float" office:value="-10.622" calcext:value-type="float">
            <text:p>-10.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07004" calcext:value-type="float">
            <text:p>85.507004</text:p>
          </table:table-cell>
          <table:table-cell office:value-type="float" office:value="1.3619" calcext:value-type="float">
            <text:p>1.3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9" calcext:value-type="float">
            <text:p>-15.59</text:p>
          </table:table-cell>
          <table:table-cell office:value-type="float" office:value="-10.59" calcext:value-type="float">
            <text:p>-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607002" calcext:value-type="float">
            <text:p>85.607002</text:p>
          </table:table-cell>
          <table:table-cell office:value-type="float" office:value="1.3514" calcext:value-type="float">
            <text:p>1.3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4" calcext:value-type="float">
            <text:p>-15.504</text:p>
          </table:table-cell>
          <table:table-cell office:value-type="float" office:value="-10.504" calcext:value-type="float">
            <text:p>-1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07001" calcext:value-type="float">
            <text:p>85.707001</text:p>
          </table:table-cell>
          <table:table-cell office:value-type="float" office:value="1.3949" calcext:value-type="float">
            <text:p>1.3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9" calcext:value-type="float">
            <text:p>-15.539</text:p>
          </table:table-cell>
          <table:table-cell office:value-type="float" office:value="-10.539" calcext:value-type="float">
            <text:p>-10.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06999" calcext:value-type="float">
            <text:p>85.806999</text:p>
          </table:table-cell>
          <table:table-cell office:value-type="float" office:value="1.4191" calcext:value-type="float">
            <text:p>1.4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85" calcext:value-type="float">
            <text:p>-15.585</text:p>
          </table:table-cell>
          <table:table-cell office:value-type="float" office:value="-10.585" calcext:value-type="float">
            <text:p>-10.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906998" calcext:value-type="float">
            <text:p>85.906998</text:p>
          </table:table-cell>
          <table:table-cell office:value-type="float" office:value="1.3643" calcext:value-type="float">
            <text:p>1.3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6" calcext:value-type="float">
            <text:p>-15.536</text:p>
          </table:table-cell>
          <table:table-cell office:value-type="float" office:value="-10.536" calcext:value-type="float">
            <text:p>-10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007004" calcext:value-type="float">
            <text:p>86.007004</text:p>
          </table:table-cell>
          <table:table-cell office:value-type="float" office:value="1.324" calcext:value-type="float">
            <text:p>1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44" calcext:value-type="float">
            <text:p>-15.544</text:p>
          </table:table-cell>
          <table:table-cell office:value-type="float" office:value="-10.544" calcext:value-type="float">
            <text:p>-10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107002" calcext:value-type="float">
            <text:p>86.107002</text:p>
          </table:table-cell>
          <table:table-cell office:value-type="float" office:value="1.4433" calcext:value-type="float">
            <text:p>1.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6" calcext:value-type="float">
            <text:p>-15.526</text:p>
          </table:table-cell>
          <table:table-cell office:value-type="float" office:value="-10.526" calcext:value-type="float">
            <text:p>-10.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08" calcext:value-type="float">
            <text:p>86.208</text:p>
          </table:table-cell>
          <table:table-cell office:value-type="float" office:value="1.4223" calcext:value-type="float">
            <text:p>1.4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55" calcext:value-type="float">
            <text:p>-15.555</text:p>
          </table:table-cell>
          <table:table-cell office:value-type="float" office:value="-10.555" calcext:value-type="float">
            <text:p>-10.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308998" calcext:value-type="float">
            <text:p>86.308998</text:p>
          </table:table-cell>
          <table:table-cell office:value-type="float" office:value="1.4796" calcext:value-type="float">
            <text:p>1.4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6" calcext:value-type="float">
            <text:p>-15.56</text:p>
          </table:table-cell>
          <table:table-cell office:value-type="float" office:value="-10.56" calcext:value-type="float">
            <text:p>-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410004" calcext:value-type="float">
            <text:p>86.410004</text:p>
          </table:table-cell>
          <table:table-cell office:value-type="float" office:value="1.4022" calcext:value-type="float">
            <text:p>1.4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43" calcext:value-type="float">
            <text:p>-15.543</text:p>
          </table:table-cell>
          <table:table-cell office:value-type="float" office:value="-10.543" calcext:value-type="float">
            <text:p>-10.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510002" calcext:value-type="float">
            <text:p>86.510002</text:p>
          </table:table-cell>
          <table:table-cell office:value-type="float" office:value="1.3426" calcext:value-type="float">
            <text:p>1.3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6" calcext:value-type="float">
            <text:p>-15.536</text:p>
          </table:table-cell>
          <table:table-cell office:value-type="float" office:value="-10.536" calcext:value-type="float">
            <text:p>-10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610001" calcext:value-type="float">
            <text:p>86.610001</text:p>
          </table:table-cell>
          <table:table-cell office:value-type="float" office:value="1.4143" calcext:value-type="float">
            <text:p>1.4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54" calcext:value-type="float">
            <text:p>-15.554</text:p>
          </table:table-cell>
          <table:table-cell office:value-type="float" office:value="-10.554" calcext:value-type="float">
            <text:p>-10.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709999" calcext:value-type="float">
            <text:p>86.709999</text:p>
          </table:table-cell>
          <table:table-cell office:value-type="float" office:value="1.5368" calcext:value-type="float">
            <text:p>1.5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45" calcext:value-type="float">
            <text:p>-15.545</text:p>
          </table:table-cell>
          <table:table-cell office:value-type="float" office:value="-10.545" calcext:value-type="float">
            <text:p>-10.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809998" calcext:value-type="float">
            <text:p>86.809998</text:p>
          </table:table-cell>
          <table:table-cell office:value-type="float" office:value="1.9494" calcext:value-type="float">
            <text:p>1.9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9" calcext:value-type="float">
            <text:p>-15.529</text:p>
          </table:table-cell>
          <table:table-cell office:value-type="float" office:value="-10.529" calcext:value-type="float">
            <text:p>-10.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911003" calcext:value-type="float">
            <text:p>86.911003</text:p>
          </table:table-cell>
          <table:table-cell office:value-type="float" office:value="2.3539" calcext:value-type="float">
            <text:p>2.3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86" calcext:value-type="float">
            <text:p>-15.586</text:p>
          </table:table-cell>
          <table:table-cell office:value-type="float" office:value="-10.586" calcext:value-type="float">
            <text:p>-10.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011002" calcext:value-type="float">
            <text:p>87.011002</text:p>
          </table:table-cell>
          <table:table-cell office:value-type="float" office:value="2.5425" calcext:value-type="float">
            <text:p>2.5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79" calcext:value-type="float">
            <text:p>-15.579</text:p>
          </table:table-cell>
          <table:table-cell office:value-type="float" office:value="-10.579" calcext:value-type="float">
            <text:p>-10.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112" calcext:value-type="float">
            <text:p>87.112</text:p>
          </table:table-cell>
          <table:table-cell office:value-type="float" office:value="2.6545" calcext:value-type="float">
            <text:p>2.6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8" calcext:value-type="float">
            <text:p>-15.528</text:p>
          </table:table-cell>
          <table:table-cell office:value-type="float" office:value="-10.528" calcext:value-type="float">
            <text:p>-1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12997" calcext:value-type="float">
            <text:p>87.212997</text:p>
          </table:table-cell>
          <table:table-cell office:value-type="float" office:value="2.7802" calcext:value-type="float">
            <text:p>2.7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9" calcext:value-type="float">
            <text:p>-15.539</text:p>
          </table:table-cell>
          <table:table-cell office:value-type="float" office:value="-10.539" calcext:value-type="float">
            <text:p>-10.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313004" calcext:value-type="float">
            <text:p>87.313004</text:p>
          </table:table-cell>
          <table:table-cell office:value-type="float" office:value="2.8278" calcext:value-type="float">
            <text:p>2.8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59" calcext:value-type="float">
            <text:p>-15.559</text:p>
          </table:table-cell>
          <table:table-cell office:value-type="float" office:value="-10.559" calcext:value-type="float">
            <text:p>-10.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414001" calcext:value-type="float">
            <text:p>87.414001</text:p>
          </table:table-cell>
          <table:table-cell office:value-type="float" office:value="2.8415" calcext:value-type="float">
            <text:p>2.8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58" calcext:value-type="float">
            <text:p>-15.558</text:p>
          </table:table-cell>
          <table:table-cell office:value-type="float" office:value="-10.558" calcext:value-type="float">
            <text:p>-10.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514999" calcext:value-type="float">
            <text:p>87.514999</text:p>
          </table:table-cell>
          <table:table-cell office:value-type="float" office:value="2.8608" calcext:value-type="float">
            <text:p>2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37" calcext:value-type="float">
            <text:p>-15.537</text:p>
          </table:table-cell>
          <table:table-cell office:value-type="float" office:value="-10.537" calcext:value-type="float">
            <text:p>-10.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614998" calcext:value-type="float">
            <text:p>87.614998</text:p>
          </table:table-cell>
          <table:table-cell office:value-type="float" office:value="2.8399" calcext:value-type="float">
            <text:p>2.8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19" calcext:value-type="float">
            <text:p>-15.619</text:p>
          </table:table-cell>
          <table:table-cell office:value-type="float" office:value="-10.619" calcext:value-type="float">
            <text:p>-10.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14996" calcext:value-type="float">
            <text:p>87.714996</text:p>
          </table:table-cell>
          <table:table-cell office:value-type="float" office:value="2.835" calcext:value-type="float">
            <text:p>2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61" calcext:value-type="float">
            <text:p>-13.861</text:p>
          </table:table-cell>
          <table:table-cell office:value-type="float" office:value="-8.861" calcext:value-type="float">
            <text:p>-8.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816002" calcext:value-type="float">
            <text:p>87.816002</text:p>
          </table:table-cell>
          <table:table-cell office:value-type="float" office:value="2.7689" calcext:value-type="float">
            <text:p>2.7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566" calcext:value-type="float">
            <text:p>-16.566</text:p>
          </table:table-cell>
          <table:table-cell office:value-type="float" office:value="-11.566" calcext:value-type="float">
            <text:p>-11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16" calcext:value-type="float">
            <text:p>87.916</text:p>
          </table:table-cell>
          <table:table-cell office:value-type="float" office:value="2.8286" calcext:value-type="float">
            <text:p>2.8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49" calcext:value-type="float">
            <text:p>-16.049</text:p>
          </table:table-cell>
          <table:table-cell office:value-type="float" office:value="-11.049" calcext:value-type="float">
            <text:p>-11.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015999" calcext:value-type="float">
            <text:p>88.015999</text:p>
          </table:table-cell>
          <table:table-cell office:value-type="float" office:value="2.802" calcext:value-type="float">
            <text:p>2.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827" calcext:value-type="float">
            <text:p>-15.827</text:p>
          </table:table-cell>
          <table:table-cell office:value-type="float" office:value="-10.827" calcext:value-type="float">
            <text:p>-10.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116997" calcext:value-type="float">
            <text:p>88.116997</text:p>
          </table:table-cell>
          <table:table-cell office:value-type="float" office:value="2.7657" calcext:value-type="float">
            <text:p>2.7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78" calcext:value-type="float">
            <text:p>-15.678</text:p>
          </table:table-cell>
          <table:table-cell office:value-type="float" office:value="-10.678" calcext:value-type="float">
            <text:p>-10.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218002" calcext:value-type="float">
            <text:p>88.218002</text:p>
          </table:table-cell>
          <table:table-cell office:value-type="float" office:value="2.7423" calcext:value-type="float">
            <text:p>2.7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9" calcext:value-type="float">
            <text:p>-15.529</text:p>
          </table:table-cell>
          <table:table-cell office:value-type="float" office:value="-10.529" calcext:value-type="float">
            <text:p>-10.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18001" calcext:value-type="float">
            <text:p>88.318001</text:p>
          </table:table-cell>
          <table:table-cell office:value-type="float" office:value="2.827" calcext:value-type="float">
            <text:p>2.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1" calcext:value-type="float">
            <text:p>-15.441</text:p>
          </table:table-cell>
          <table:table-cell office:value-type="float" office:value="-10.441" calcext:value-type="float">
            <text:p>-10.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417999" calcext:value-type="float">
            <text:p>88.417999</text:p>
          </table:table-cell>
          <table:table-cell office:value-type="float" office:value="2.8592" calcext:value-type="float">
            <text:p>2.8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3" calcext:value-type="float">
            <text:p>-15.463</text:p>
          </table:table-cell>
          <table:table-cell office:value-type="float" office:value="-10.463" calcext:value-type="float">
            <text:p>-10.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17998" calcext:value-type="float">
            <text:p>88.517998</text:p>
          </table:table-cell>
          <table:table-cell office:value-type="float" office:value="2.885" calcext:value-type="float">
            <text:p>2.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0.45" calcext:value-type="float">
            <text:p>-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617996" calcext:value-type="float">
            <text:p>88.617996</text:p>
          </table:table-cell>
          <table:table-cell office:value-type="float" office:value="2.8181" calcext:value-type="float">
            <text:p>2.8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9" calcext:value-type="float">
            <text:p>-15.409</text:p>
          </table:table-cell>
          <table:table-cell office:value-type="float" office:value="-10.409" calcext:value-type="float">
            <text:p>-1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719002" calcext:value-type="float">
            <text:p>88.719002</text:p>
          </table:table-cell>
          <table:table-cell office:value-type="float" office:value="2.7947" calcext:value-type="float">
            <text:p>2.7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1" calcext:value-type="float">
            <text:p>-15.401</text:p>
          </table:table-cell>
          <table:table-cell office:value-type="float" office:value="-10.401" calcext:value-type="float">
            <text:p>-1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819" calcext:value-type="float">
            <text:p>88.819</text:p>
          </table:table-cell>
          <table:table-cell office:value-type="float" office:value="2.7415" calcext:value-type="float">
            <text:p>2.7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9" calcext:value-type="float">
            <text:p>-15.44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918999" calcext:value-type="float">
            <text:p>88.918999</text:p>
          </table:table-cell>
          <table:table-cell office:value-type="float" office:value="2.5981" calcext:value-type="float">
            <text:p>2.5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8" calcext:value-type="float">
            <text:p>-15.448</text:p>
          </table:table-cell>
          <table:table-cell office:value-type="float" office:value="-10.448" calcext:value-type="float">
            <text:p>-1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019997" calcext:value-type="float">
            <text:p>89.019997</text:p>
          </table:table-cell>
          <table:table-cell office:value-type="float" office:value="2.2999" calcext:value-type="float">
            <text:p>2.2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1" calcext:value-type="float">
            <text:p>-15.421</text:p>
          </table:table-cell>
          <table:table-cell office:value-type="float" office:value="-10.421" calcext:value-type="float">
            <text:p>-1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120003" calcext:value-type="float">
            <text:p>89.120003</text:p>
          </table:table-cell>
          <table:table-cell office:value-type="float" office:value="2.3281" calcext:value-type="float">
            <text:p>2.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" calcext:value-type="float">
            <text:p>-15.4</text:p>
          </table:table-cell>
          <table:table-cell office:value-type="float" office:value="-10.4" calcext:value-type="float">
            <text:p>-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220001" calcext:value-type="float">
            <text:p>89.220001</text:p>
          </table:table-cell>
          <table:table-cell office:value-type="float" office:value="2.6078" calcext:value-type="float">
            <text:p>2.6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3" calcext:value-type="float">
            <text:p>-15.433</text:p>
          </table:table-cell>
          <table:table-cell office:value-type="float" office:value="-10.433" calcext:value-type="float">
            <text:p>-1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32" calcext:value-type="float">
            <text:p>89.32</text:p>
          </table:table-cell>
          <table:table-cell office:value-type="float" office:value="2.4877" calcext:value-type="float">
            <text:p>2.4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3" calcext:value-type="float">
            <text:p>-15.413</text:p>
          </table:table-cell>
          <table:table-cell office:value-type="float" office:value="-10.413" calcext:value-type="float">
            <text:p>-1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419998" calcext:value-type="float">
            <text:p>89.419998</text:p>
          </table:table-cell>
          <table:table-cell office:value-type="float" office:value="2.4877" calcext:value-type="float">
            <text:p>2.4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3" calcext:value-type="float">
            <text:p>-15.373</text:p>
          </table:table-cell>
          <table:table-cell office:value-type="float" office:value="-10.373" calcext:value-type="float">
            <text:p>-10.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519997" calcext:value-type="float">
            <text:p>89.519997</text:p>
          </table:table-cell>
          <table:table-cell office:value-type="float" office:value="2.4047" calcext:value-type="float">
            <text:p>2.4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6" calcext:value-type="float">
            <text:p>-15.386</text:p>
          </table:table-cell>
          <table:table-cell office:value-type="float" office:value="-10.386" calcext:value-type="float">
            <text:p>-10.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20003" calcext:value-type="float">
            <text:p>89.620003</text:p>
          </table:table-cell>
          <table:table-cell office:value-type="float" office:value="2.4369" calcext:value-type="float">
            <text:p>2.4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3" calcext:value-type="float">
            <text:p>-15.453</text:p>
          </table:table-cell>
          <table:table-cell office:value-type="float" office:value="-10.453" calcext:value-type="float">
            <text:p>-10.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720001" calcext:value-type="float">
            <text:p>89.720001</text:p>
          </table:table-cell>
          <table:table-cell office:value-type="float" office:value="2.8253" calcext:value-type="float">
            <text:p>2.8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4" calcext:value-type="float">
            <text:p>-15.464</text:p>
          </table:table-cell>
          <table:table-cell office:value-type="float" office:value="-10.464" calcext:value-type="float">
            <text:p>-10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820999" calcext:value-type="float">
            <text:p>89.820999</text:p>
          </table:table-cell>
          <table:table-cell office:value-type="float" office:value="2.8656" calcext:value-type="float">
            <text:p>2.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99" calcext:value-type="float">
            <text:p>-15.399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920998" calcext:value-type="float">
            <text:p>89.920998</text:p>
          </table:table-cell>
          <table:table-cell office:value-type="float" office:value="2.9035" calcext:value-type="float">
            <text:p>2.9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2" calcext:value-type="float">
            <text:p>-15.412</text:p>
          </table:table-cell>
          <table:table-cell office:value-type="float" office:value="-10.412" calcext:value-type="float">
            <text:p>-1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022003" calcext:value-type="float">
            <text:p>90.022003</text:p>
          </table:table-cell>
          <table:table-cell office:value-type="float" office:value="2.8664" calcext:value-type="float">
            <text:p>2.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97" calcext:value-type="float">
            <text:p>-15.297</text:p>
          </table:table-cell>
          <table:table-cell office:value-type="float" office:value="-10.297" calcext:value-type="float">
            <text:p>-10.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122002" calcext:value-type="float">
            <text:p>90.122002</text:p>
          </table:table-cell>
          <table:table-cell office:value-type="float" office:value="2.8979" calcext:value-type="float">
            <text:p>2.8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5" calcext:value-type="float">
            <text:p>-15.435</text:p>
          </table:table-cell>
          <table:table-cell office:value-type="float" office:value="-10.435" calcext:value-type="float">
            <text:p>-10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222" calcext:value-type="float">
            <text:p>90.222</text:p>
          </table:table-cell>
          <table:table-cell office:value-type="float" office:value="2.86" calcext:value-type="float">
            <text:p>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69" calcext:value-type="float">
            <text:p>-15.669</text:p>
          </table:table-cell>
          <table:table-cell office:value-type="float" office:value="-10.669" calcext:value-type="float">
            <text:p>-10.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322998" calcext:value-type="float">
            <text:p>90.322998</text:p>
          </table:table-cell>
          <table:table-cell office:value-type="float" office:value="2.8495" calcext:value-type="float">
            <text:p>2.8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38" calcext:value-type="float">
            <text:p>-15.238</text:p>
          </table:table-cell>
          <table:table-cell office:value-type="float" office:value="-10.238" calcext:value-type="float">
            <text:p>-10.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422997" calcext:value-type="float">
            <text:p>90.422997</text:p>
          </table:table-cell>
          <table:table-cell office:value-type="float" office:value="2.864" calcext:value-type="float">
            <text:p>2.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36" calcext:value-type="float">
            <text:p>-15.336</text:p>
          </table:table-cell>
          <table:table-cell office:value-type="float" office:value="-10.336" calcext:value-type="float">
            <text:p>-1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524002" calcext:value-type="float">
            <text:p>90.524002</text:p>
          </table:table-cell>
          <table:table-cell office:value-type="float" office:value="2.8697" calcext:value-type="float">
            <text:p>2.8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68" calcext:value-type="float">
            <text:p>-15.568</text:p>
          </table:table-cell>
          <table:table-cell office:value-type="float" office:value="-10.568" calcext:value-type="float">
            <text:p>-10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625" calcext:value-type="float">
            <text:p>90.625</text:p>
          </table:table-cell>
          <table:table-cell office:value-type="float" office:value="2.8673" calcext:value-type="float">
            <text:p>2.8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28" calcext:value-type="float">
            <text:p>-15.128</text:p>
          </table:table-cell>
          <table:table-cell office:value-type="float" office:value="-10.128" calcext:value-type="float">
            <text:p>-10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724998" calcext:value-type="float">
            <text:p>90.724998</text:p>
          </table:table-cell>
          <table:table-cell office:value-type="float" office:value="2.8673" calcext:value-type="float">
            <text:p>2.8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89" calcext:value-type="float">
            <text:p>-15.389</text:p>
          </table:table-cell>
          <table:table-cell office:value-type="float" office:value="-10.389" calcext:value-type="float">
            <text:p>-10.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825996" calcext:value-type="float">
            <text:p>90.825996</text:p>
          </table:table-cell>
          <table:table-cell office:value-type="float" office:value="2.8922" calcext:value-type="float">
            <text:p>2.8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926003" calcext:value-type="float">
            <text:p>90.926003</text:p>
          </table:table-cell>
          <table:table-cell office:value-type="float" office:value="2.8608" calcext:value-type="float">
            <text:p>2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54" calcext:value-type="float">
            <text:p>-15.154</text:p>
          </table:table-cell>
          <table:table-cell office:value-type="float" office:value="-10.154" calcext:value-type="float">
            <text:p>-1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026001" calcext:value-type="float">
            <text:p>91.026001</text:p>
          </table:table-cell>
          <table:table-cell office:value-type="float" office:value="2.9309" calcext:value-type="float">
            <text:p>2.9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83" calcext:value-type="float">
            <text:p>-15.183</text:p>
          </table:table-cell>
          <table:table-cell office:value-type="float" office:value="-10.183" calcext:value-type="float">
            <text:p>-10.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25999" calcext:value-type="float">
            <text:p>91.125999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11" calcext:value-type="float">
            <text:p>-15.411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226997" calcext:value-type="float">
            <text:p>91.226997</text:p>
          </table:table-cell>
          <table:table-cell office:value-type="float" office:value="2.8495" calcext:value-type="float">
            <text:p>2.8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16" calcext:value-type="float">
            <text:p>-15.216</text:p>
          </table:table-cell>
          <table:table-cell office:value-type="float" office:value="-10.216" calcext:value-type="float">
            <text:p>-1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327003" calcext:value-type="float">
            <text:p>91.327003</text:p>
          </table:table-cell>
          <table:table-cell office:value-type="float" office:value="2.8527" calcext:value-type="float">
            <text:p>2.8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88" calcext:value-type="float">
            <text:p>-15.288</text:p>
          </table:table-cell>
          <table:table-cell office:value-type="float" office:value="-10.288" calcext:value-type="float">
            <text:p>-1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27002" calcext:value-type="float">
            <text:p>91.427002</text:p>
          </table:table-cell>
          <table:table-cell office:value-type="float" office:value="2.8552" calcext:value-type="float">
            <text:p>2.8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0.45" calcext:value-type="float">
            <text:p>-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27" calcext:value-type="float">
            <text:p>91.527</text:p>
          </table:table-cell>
          <table:table-cell office:value-type="float" office:value="2.8592" calcext:value-type="float">
            <text:p>2.8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16" calcext:value-type="float">
            <text:p>-15.316</text:p>
          </table:table-cell>
          <table:table-cell office:value-type="float" office:value="-10.316" calcext:value-type="float">
            <text:p>-10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626999" calcext:value-type="float">
            <text:p>91.626999</text:p>
          </table:table-cell>
          <table:table-cell office:value-type="float" office:value="2.8568" calcext:value-type="float">
            <text:p>2.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02" calcext:value-type="float">
            <text:p>-15.302</text:p>
          </table:table-cell>
          <table:table-cell office:value-type="float" office:value="-10.302" calcext:value-type="float">
            <text:p>-10.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727997" calcext:value-type="float">
            <text:p>91.727997</text:p>
          </table:table-cell>
          <table:table-cell office:value-type="float" office:value="2.8648" calcext:value-type="float">
            <text:p>2.8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3" calcext:value-type="float">
            <text:p>-15.453</text:p>
          </table:table-cell>
          <table:table-cell office:value-type="float" office:value="-10.453" calcext:value-type="float">
            <text:p>-10.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828003" calcext:value-type="float">
            <text:p>91.828003</text:p>
          </table:table-cell>
          <table:table-cell office:value-type="float" office:value="2.8632" calcext:value-type="float">
            <text:p>2.8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7" calcext:value-type="float">
            <text:p>-15.407</text:p>
          </table:table-cell>
          <table:table-cell office:value-type="float" office:value="-10.407" calcext:value-type="float">
            <text:p>-1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928001" calcext:value-type="float">
            <text:p>91.928001</text:p>
          </table:table-cell>
          <table:table-cell office:value-type="float" office:value="2.8536" calcext:value-type="float">
            <text:p>2.8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61" calcext:value-type="float">
            <text:p>-15.361</text:p>
          </table:table-cell>
          <table:table-cell office:value-type="float" office:value="-10.361" calcext:value-type="float">
            <text:p>-10.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028" calcext:value-type="float">
            <text:p>92.028</text:p>
          </table:table-cell>
          <table:table-cell office:value-type="float" office:value="2.8568" calcext:value-type="float">
            <text:p>2.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8" calcext:value-type="float">
            <text:p>-15.378</text:p>
          </table:table-cell>
          <table:table-cell office:value-type="float" office:value="-10.378" calcext:value-type="float">
            <text:p>-10.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127998" calcext:value-type="float">
            <text:p>92.127998</text:p>
          </table:table-cell>
          <table:table-cell office:value-type="float" office:value="2.8487" calcext:value-type="float">
            <text:p>2.8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9" calcext:value-type="float">
            <text:p>-15.469</text:p>
          </table:table-cell>
          <table:table-cell office:value-type="float" office:value="-10.469" calcext:value-type="float">
            <text:p>-10.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228996" calcext:value-type="float">
            <text:p>92.228996</text:p>
          </table:table-cell>
          <table:table-cell office:value-type="float" office:value="2.8439" calcext:value-type="float">
            <text:p>2.8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1" calcext:value-type="float">
            <text:p>-15.431</text:p>
          </table:table-cell>
          <table:table-cell office:value-type="float" office:value="-10.431" calcext:value-type="float">
            <text:p>-10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329002" calcext:value-type="float">
            <text:p>92.329002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2" calcext:value-type="float">
            <text:p>-15.422</text:p>
          </table:table-cell>
          <table:table-cell office:value-type="float" office:value="-10.422" calcext:value-type="float">
            <text:p>-1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429001" calcext:value-type="float">
            <text:p>92.429001</text:p>
          </table:table-cell>
          <table:table-cell office:value-type="float" office:value="2.8592" calcext:value-type="float">
            <text:p>2.8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4" calcext:value-type="float">
            <text:p>-15.444</text:p>
          </table:table-cell>
          <table:table-cell office:value-type="float" office:value="-10.444" calcext:value-type="float">
            <text:p>-10.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529999" calcext:value-type="float">
            <text:p>92.529999</text:p>
          </table:table-cell>
          <table:table-cell office:value-type="float" office:value="2.8519" calcext:value-type="float">
            <text:p>2.8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2" calcext:value-type="float">
            <text:p>-15.472</text:p>
          </table:table-cell>
          <table:table-cell office:value-type="float" office:value="-10.472" calcext:value-type="float">
            <text:p>-10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629997" calcext:value-type="float">
            <text:p>92.629997</text:p>
          </table:table-cell>
          <table:table-cell office:value-type="float" office:value="2.8568" calcext:value-type="float">
            <text:p>2.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9" calcext:value-type="float">
            <text:p>-15.44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30003" calcext:value-type="float">
            <text:p>92.730003</text:p>
          </table:table-cell>
          <table:table-cell office:value-type="float" office:value="2.8576" calcext:value-type="float">
            <text:p>2.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5" calcext:value-type="float">
            <text:p>-15.425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830002" calcext:value-type="float">
            <text:p>92.830002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7" calcext:value-type="float">
            <text:p>-15.447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93" calcext:value-type="float">
            <text:p>92.93</text:p>
          </table:table-cell>
          <table:table-cell office:value-type="float" office:value="2.8511" calcext:value-type="float">
            <text:p>2.8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1" calcext:value-type="float">
            <text:p>-15.451</text:p>
          </table:table-cell>
          <table:table-cell office:value-type="float" office:value="-10.451" calcext:value-type="float">
            <text:p>-10.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029999" calcext:value-type="float">
            <text:p>93.029999</text:p>
          </table:table-cell>
          <table:table-cell office:value-type="float" office:value="2.8576" calcext:value-type="float">
            <text:p>2.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-10.427" calcext:value-type="float">
            <text:p>-1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129997" calcext:value-type="float">
            <text:p>93.129997</text:p>
          </table:table-cell>
          <table:table-cell office:value-type="float" office:value="2.864" calcext:value-type="float">
            <text:p>2.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0.429" calcext:value-type="float">
            <text:p>-1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31003" calcext:value-type="float">
            <text:p>93.231003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0.44" calcext:value-type="float">
            <text:p>-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331001" calcext:value-type="float">
            <text:p>93.331001</text:p>
          </table:table-cell>
          <table:table-cell office:value-type="float" office:value="2.8608" calcext:value-type="float">
            <text:p>2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9" calcext:value-type="float">
            <text:p>-15.44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431" calcext:value-type="float">
            <text:p>93.431</text:p>
          </table:table-cell>
          <table:table-cell office:value-type="float" office:value="2.8455" calcext:value-type="float">
            <text:p>2.8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30998" calcext:value-type="float">
            <text:p>93.530998</text:p>
          </table:table-cell>
          <table:table-cell office:value-type="float" office:value="2.8608" calcext:value-type="float">
            <text:p>2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8" calcext:value-type="float">
            <text:p>-15.408</text:p>
          </table:table-cell>
          <table:table-cell office:value-type="float" office:value="-10.408" calcext:value-type="float">
            <text:p>-1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32004" calcext:value-type="float">
            <text:p>93.632004</text:p>
          </table:table-cell>
          <table:table-cell office:value-type="float" office:value="2.8697" calcext:value-type="float">
            <text:p>2.8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3" calcext:value-type="float">
            <text:p>-15.443</text:p>
          </table:table-cell>
          <table:table-cell office:value-type="float" office:value="-10.443" calcext:value-type="float">
            <text:p>-10.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732002" calcext:value-type="float">
            <text:p>93.732002</text:p>
          </table:table-cell>
          <table:table-cell office:value-type="float" office:value="2.9035" calcext:value-type="float">
            <text:p>2.9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0.44" calcext:value-type="float">
            <text:p>-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32001" calcext:value-type="float">
            <text:p>93.832001</text:p>
          </table:table-cell>
          <table:table-cell office:value-type="float" office:value="2.8737" calcext:value-type="float">
            <text:p>2.8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1" calcext:value-type="float">
            <text:p>-15.431</text:p>
          </table:table-cell>
          <table:table-cell office:value-type="float" office:value="-10.431" calcext:value-type="float">
            <text:p>-10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31999" calcext:value-type="float">
            <text:p>93.931999</text:p>
          </table:table-cell>
          <table:table-cell office:value-type="float" office:value="2.8656" calcext:value-type="float">
            <text:p>2.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24" calcext:value-type="float">
            <text:p>-15.424</text:p>
          </table:table-cell>
          <table:table-cell office:value-type="float" office:value="-10.424" calcext:value-type="float">
            <text:p>-10.42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12:35:46.924000000</dc:date>
    <meta:editing-duration>PT1M1S</meta:editing-duration>
    <meta:editing-cycles>1</meta:editing-cycles>
    <meta:document-statistic meta:table-count="1" meta:cell-count="5576" meta:object-count="1"/>
    <meta:generator>LibreOffice/7.5.1.2$Windows_X86_64 LibreOffice_project/fcbaee479e84c6cd81291587d2ee68cba099e12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201cm" style:legend-expansion="high" chart:style-name="ch2"/>
        <chart:plot-area chart:style-name="ch3" table:cell-range-address="steady_sleep_steady.A1:steady_sleep_steady.B697" chart:data-source-has-labels="row" svg:x="0.32cm" svg:y="0.18cm" svg:width="12.164cm" svg:height="8.64cm">
          <chart:coordinate-region svg:x="1.048cm" svg:y="0.38cm" svg:width="11.15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ady_sleep_steady.B2:steady_sleep_steady.B697" chart:label-cell-address="steady_sleep_steady.B1:steady_sleep_steady.B1" chart:class="chart:scatter">
            <chart:domain table:cell-range-address="steady_sleep_steady.A2:steady_sleep_steady.A697"/>
            <chart:data-point chart:repeated="6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ye_voltage</text:p>
                <draw:g>
                  <svg:desc>steady_sleep_steady.B1:steady_sleep_stead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201">
                <text:p>24.201</text:p>
                <draw:g>
                  <svg:desc>steady_sleep_steady.A2:steady_sleep_steady.A697</svg:desc>
                </draw:g>
              </table:table-cell>
              <table:table-cell office:value-type="float" office:value="2.8334">
                <text:p>2.8334</text:p>
                <draw:g>
                  <svg:desc>steady_sleep_steady.B2:steady_sleep_steady.B6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292">
                <text:p>24.292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93">
                <text:p>24.393</text:p>
              </table:table-cell>
              <table:table-cell office:value-type="float" office:value="2.8479">
                <text:p>2.8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493999">
                <text:p>24.493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94">
                <text:p>24.594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695">
                <text:p>24.695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795">
                <text:p>24.795</text:p>
              </table:table-cell>
              <table:table-cell office:value-type="float" office:value="2.8358">
                <text:p>2.8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95">
                <text:p>24.895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995001">
                <text:p>24.995001</text:p>
              </table:table-cell>
              <table:table-cell office:value-type="float" office:value="2.8382">
                <text:p>2.8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096001">
                <text:p>25.096001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195999">
                <text:p>25.195999</text:p>
              </table:table-cell>
              <table:table-cell office:value-type="float" office:value="2.8366">
                <text:p>2.8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96">
                <text:p>25.296</text:p>
              </table:table-cell>
              <table:table-cell office:value-type="float" office:value="2.8463">
                <text:p>2.8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96">
                <text:p>25.396</text:p>
              </table:table-cell>
              <table:table-cell office:value-type="float" office:value="2.8511">
                <text:p>2.8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497">
                <text:p>25.497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597">
                <text:p>25.597</text:p>
              </table:table-cell>
              <table:table-cell office:value-type="float" office:value="2.8576">
                <text:p>2.8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698">
                <text:p>25.698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798">
                <text:p>25.798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898001">
                <text:p>25.898001</text:p>
              </table:table-cell>
              <table:table-cell office:value-type="float" office:value="2.839">
                <text:p>2.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997999">
                <text:p>25.997999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098">
                <text:p>26.098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198">
                <text:p>26.198</text:p>
              </table:table-cell>
              <table:table-cell office:value-type="float" office:value="2.8616">
                <text:p>2.8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298">
                <text:p>26.298</text:p>
              </table:table-cell>
              <table:table-cell office:value-type="float" office:value="2.8519">
                <text:p>2.8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398001">
                <text:p>26.398001</text:p>
              </table:table-cell>
              <table:table-cell office:value-type="float" office:value="2.8511">
                <text:p>2.8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499001">
                <text:p>26.499001</text:p>
              </table:table-cell>
              <table:table-cell office:value-type="float" office:value="2.8584">
                <text:p>2.8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6">
                <text:p>26.6</text:p>
              </table:table-cell>
              <table:table-cell office:value-type="float" office:value="2.8463">
                <text:p>2.8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701">
                <text:p>26.701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801001">
                <text:p>26.801001</text:p>
              </table:table-cell>
              <table:table-cell office:value-type="float" office:value="2.8818">
                <text:p>2.8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00999">
                <text:p>26.900999</text:p>
              </table:table-cell>
              <table:table-cell office:value-type="float" office:value="2.8447">
                <text:p>2.8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000999">
                <text:p>27.000999</text:p>
              </table:table-cell>
              <table:table-cell office:value-type="float" office:value="2.8415">
                <text:p>2.8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101">
                <text:p>27.101</text:p>
              </table:table-cell>
              <table:table-cell office:value-type="float" office:value="2.8326">
                <text:p>2.8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202">
                <text:p>27.202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302">
                <text:p>27.302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402">
                <text:p>27.402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502001">
                <text:p>27.502001</text:p>
              </table:table-cell>
              <table:table-cell office:value-type="float" office:value="2.7907">
                <text:p>2.7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01999">
                <text:p>27.601999</text:p>
              </table:table-cell>
              <table:table-cell office:value-type="float" office:value="2.7182">
                <text:p>2.7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02999">
                <text:p>27.702999</text:p>
              </table:table-cell>
              <table:table-cell office:value-type="float" office:value="2.5836">
                <text:p>2.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802999">
                <text:p>27.802999</text:p>
              </table:table-cell>
              <table:table-cell office:value-type="float" office:value="2.4442">
                <text:p>2.44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903">
                <text:p>27.903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003">
                <text:p>28.003</text:p>
              </table:table-cell>
              <table:table-cell office:value-type="float" office:value="2.2218">
                <text:p>2.2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103001">
                <text:p>28.103001</text:p>
              </table:table-cell>
              <table:table-cell office:value-type="float" office:value="2.1251">
                <text:p>2.1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202999">
                <text:p>28.202999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302999">
                <text:p>28.302999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403999">
                <text:p>28.403999</text:p>
              </table:table-cell>
              <table:table-cell office:value-type="float" office:value="1.9985">
                <text:p>1.9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504999">
                <text:p>28.504999</text:p>
              </table:table-cell>
              <table:table-cell office:value-type="float" office:value="2.1251">
                <text:p>2.1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606001">
                <text:p>28.606001</text:p>
              </table:table-cell>
              <table:table-cell office:value-type="float" office:value="2.0993">
                <text:p>2.0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705999">
                <text:p>28.705999</text:p>
              </table:table-cell>
              <table:table-cell office:value-type="float" office:value="2.1307">
                <text:p>2.1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806">
                <text:p>28.806</text:p>
              </table:table-cell>
              <table:table-cell office:value-type="float" office:value="2.3402">
                <text:p>2.3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906">
                <text:p>28.906</text:p>
              </table:table-cell>
              <table:table-cell office:value-type="float" office:value="2.2943">
                <text:p>2.2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006001">
                <text:p>29.006001</text:p>
              </table:table-cell>
              <table:table-cell office:value-type="float" office:value="2.4063">
                <text:p>2.4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107">
                <text:p>29.107</text:p>
              </table:table-cell>
              <table:table-cell office:value-type="float" office:value="2.4353">
                <text:p>2.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208">
                <text:p>29.208</text:p>
              </table:table-cell>
              <table:table-cell office:value-type="float" office:value="2.4232">
                <text:p>2.4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309">
                <text:p>29.309</text:p>
              </table:table-cell>
              <table:table-cell office:value-type="float" office:value="2.4635">
                <text:p>2.4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409">
                <text:p>29.409</text:p>
              </table:table-cell>
              <table:table-cell office:value-type="float" office:value="2.4724">
                <text:p>2.4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509001">
                <text:p>29.509001</text:p>
              </table:table-cell>
              <table:table-cell office:value-type="float" office:value="2.4788">
                <text:p>2.47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608999">
                <text:p>29.608999</text:p>
              </table:table-cell>
              <table:table-cell office:value-type="float" office:value="2.4804">
                <text:p>2.4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709">
                <text:p>29.709</text:p>
              </table:table-cell>
              <table:table-cell office:value-type="float" office:value="2.5175">
                <text:p>2.5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809">
                <text:p>29.809</text:p>
              </table:table-cell>
              <table:table-cell office:value-type="float" office:value="2.5755">
                <text:p>2.5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9">
                <text:p>29.909</text:p>
              </table:table-cell>
              <table:table-cell office:value-type="float" office:value="2.536">
                <text:p>2.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009001">
                <text:p>30.009001</text:p>
              </table:table-cell>
              <table:table-cell office:value-type="float" office:value="2.5562">
                <text:p>2.55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110001">
                <text:p>30.110001</text:p>
              </table:table-cell>
              <table:table-cell office:value-type="float" office:value="2.5538">
                <text:p>2.5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11">
                <text:p>30.211</text:p>
              </table:table-cell>
              <table:table-cell office:value-type="float" office:value="2.5812">
                <text:p>2.5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311001">
                <text:p>30.311001</text:p>
              </table:table-cell>
              <table:table-cell office:value-type="float" office:value="2.5675">
                <text:p>2.5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412001">
                <text:p>30.412001</text:p>
              </table:table-cell>
              <table:table-cell office:value-type="float" office:value="2.5449">
                <text:p>2.54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511999">
                <text:p>30.511999</text:p>
              </table:table-cell>
              <table:table-cell office:value-type="float" office:value="2.582">
                <text:p>2.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613001">
                <text:p>30.613001</text:p>
              </table:table-cell>
              <table:table-cell office:value-type="float" office:value="2.5908">
                <text:p>2.5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714001">
                <text:p>30.714001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813999">
                <text:p>30.813999</text:p>
              </table:table-cell>
              <table:table-cell office:value-type="float" office:value="2.5441">
                <text:p>2.5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914">
                <text:p>30.914</text:p>
              </table:table-cell>
              <table:table-cell office:value-type="float" office:value="2.4748">
                <text:p>2.4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014">
                <text:p>31.014</text:p>
              </table:table-cell>
              <table:table-cell office:value-type="float" office:value="2.4418">
                <text:p>2.4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114">
                <text:p>31.114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215">
                <text:p>31.215</text:p>
              </table:table-cell>
              <table:table-cell office:value-type="float" office:value="2.2516">
                <text:p>2.2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316">
                <text:p>31.316</text:p>
              </table:table-cell>
              <table:table-cell office:value-type="float" office:value="2.3217">
                <text:p>2.3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416">
                <text:p>31.416</text:p>
              </table:table-cell>
              <table:table-cell office:value-type="float" office:value="2.3604">
                <text:p>2.3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516001">
                <text:p>31.516001</text:p>
              </table:table-cell>
              <table:table-cell office:value-type="float" office:value="2.3934">
                <text:p>2.3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617001">
                <text:p>31.617001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.716999">
                <text:p>31.716999</text:p>
              </table:table-cell>
              <table:table-cell office:value-type="float" office:value="2.3273">
                <text:p>2.3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.816999">
                <text:p>31.816999</text:p>
              </table:table-cell>
              <table:table-cell office:value-type="float" office:value="2.0848">
                <text:p>2.0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917">
                <text:p>31.917</text:p>
              </table:table-cell>
              <table:table-cell office:value-type="float" office:value="1.8358">
                <text:p>1.8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016998">
                <text:p>32.016998</text:p>
              </table:table-cell>
              <table:table-cell office:value-type="float" office:value="1.6375">
                <text:p>1.6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117001">
                <text:p>32.117001</text:p>
              </table:table-cell>
              <table:table-cell office:value-type="float" office:value="1.6359">
                <text:p>1.63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.217999">
                <text:p>32.217999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318001">
                <text:p>32.318001</text:p>
              </table:table-cell>
              <table:table-cell office:value-type="float" office:value="1.5247">
                <text:p>1.5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417999">
                <text:p>32.417999</text:p>
              </table:table-cell>
              <table:table-cell office:value-type="float" office:value="1.5319">
                <text:p>1.53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518002">
                <text:p>32.518002</text:p>
              </table:table-cell>
              <table:table-cell office:value-type="float" office:value="1.5118">
                <text:p>1.5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.618999">
                <text:p>32.618999</text:p>
              </table:table-cell>
              <table:table-cell office:value-type="float" office:value="1.4352">
                <text:p>1.4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720001">
                <text:p>32.720001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820999">
                <text:p>32.820999</text:p>
              </table:table-cell>
              <table:table-cell office:value-type="float" office:value="1.3853">
                <text:p>1.3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921001">
                <text:p>32.921001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021999">
                <text:p>33.021999</text:p>
              </table:table-cell>
              <table:table-cell office:value-type="float" office:value="1.3168">
                <text:p>1.3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.122002">
                <text:p>33.122002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.222">
                <text:p>33.222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323002">
                <text:p>33.323002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424">
                <text:p>33.424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523998">
                <text:p>33.523998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624001">
                <text:p>33.624001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724998">
                <text:p>33.724998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.825001">
                <text:p>33.825001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925999">
                <text:p>33.925999</text:p>
              </table:table-cell>
              <table:table-cell office:value-type="float" office:value="1.2523">
                <text:p>1.2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026001">
                <text:p>34.026001</text:p>
              </table:table-cell>
              <table:table-cell office:value-type="float" office:value="1.2999">
                <text:p>1.2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125999">
                <text:p>34.125999</text:p>
              </table:table-cell>
              <table:table-cell office:value-type="float" office:value="1.3297">
                <text:p>1.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.227001">
                <text:p>34.227001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327">
                <text:p>34.327</text:p>
              </table:table-cell>
              <table:table-cell office:value-type="float" office:value="1.2418">
                <text:p>1.24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.426998">
                <text:p>34.426998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.527">
                <text:p>34.527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626999">
                <text:p>34.626999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727001">
                <text:p>34.727001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827">
                <text:p>34.827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926998">
                <text:p>34.926998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028">
                <text:p>35.028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127998">
                <text:p>35.127998</text:p>
              </table:table-cell>
              <table:table-cell office:value-type="float" office:value="1.2571">
                <text:p>1.2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229">
                <text:p>35.229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330002">
                <text:p>35.330002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43">
                <text:p>35.4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530998">
                <text:p>35.530998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632">
                <text:p>35.632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731998">
                <text:p>35.731998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832001">
                <text:p>35.832001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931999">
                <text:p>35.931999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032001">
                <text:p>36.032001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132">
                <text:p>36.132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233002">
                <text:p>36.233002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333">
                <text:p>36.333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432999">
                <text:p>36.432999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534">
                <text:p>36.534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634998">
                <text:p>36.634998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735001">
                <text:p>36.735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834999">
                <text:p>36.834999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936001">
                <text:p>36.936001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035999">
                <text:p>37.035999</text:p>
              </table:table-cell>
              <table:table-cell office:value-type="float" office:value="1.1886">
                <text:p>1.18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136002">
                <text:p>37.136002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237">
                <text:p>37.237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338001">
                <text:p>37.338001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438">
                <text:p>37.438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537998">
                <text:p>37.537998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638">
                <text:p>37.638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738998">
                <text:p>37.738998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839001">
                <text:p>37.839001</text:p>
              </table:table-cell>
              <table:table-cell office:value-type="float" office:value="1.1741">
                <text:p>1.17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938999">
                <text:p>37.938999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.039001">
                <text:p>38.039001</text:p>
              </table:table-cell>
              <table:table-cell office:value-type="float" office:value="1.2007">
                <text:p>1.2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139999">
                <text:p>38.139999</text:p>
              </table:table-cell>
              <table:table-cell office:value-type="float" office:value="1.3127">
                <text:p>1.3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240002">
                <text:p>38.240002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34">
                <text:p>38.34</text:p>
              </table:table-cell>
              <table:table-cell office:value-type="float" office:value="1.3442">
                <text:p>1.3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439999">
                <text:p>38.439999</text:p>
              </table:table-cell>
              <table:table-cell office:value-type="float" office:value="1.3627">
                <text:p>1.3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540001">
                <text:p>38.540001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639999">
                <text:p>38.639999</text:p>
              </table:table-cell>
              <table:table-cell office:value-type="float" office:value="1.2733">
                <text:p>1.2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740002">
                <text:p>38.740002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84">
                <text:p>38.84</text:p>
              </table:table-cell>
              <table:table-cell office:value-type="float" office:value="1.2652">
                <text:p>1.2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941002">
                <text:p>38.941002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.041">
                <text:p>39.041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.140999">
                <text:p>39.140999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.242001">
                <text:p>39.242001</text:p>
              </table:table-cell>
              <table:table-cell office:value-type="float" office:value="1.2007">
                <text:p>1.20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342999">
                <text:p>39.342999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443001">
                <text:p>39.443001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542999">
                <text:p>39.542999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644001">
                <text:p>39.644001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744999">
                <text:p>39.744999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845001">
                <text:p>39.845001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945">
                <text:p>39.945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046001">
                <text:p>40.046001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146">
                <text:p>40.146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245998">
                <text:p>40.245998</text:p>
              </table:table-cell>
              <table:table-cell office:value-type="float" office:value="1.1717">
                <text:p>1.17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346001">
                <text:p>40.346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445999">
                <text:p>40.445999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546001">
                <text:p>40.546001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646">
                <text:p>40.646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745998">
                <text:p>40.745998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847">
                <text:p>40.847</text:p>
              </table:table-cell>
              <table:table-cell office:value-type="float" office:value="1.1741">
                <text:p>1.17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946999">
                <text:p>40.946999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047001">
                <text:p>41.047001</text:p>
              </table:table-cell>
              <table:table-cell office:value-type="float" office:value="1.3071">
                <text:p>1.30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.146999">
                <text:p>41.146999</text:p>
              </table:table-cell>
              <table:table-cell office:value-type="float" office:value="1.3587">
                <text:p>1.35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248001">
                <text:p>41.248001</text:p>
              </table:table-cell>
              <table:table-cell office:value-type="float" office:value="1.3571">
                <text:p>1.35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.348">
                <text:p>41.34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449001">
                <text:p>41.449001</text:p>
              </table:table-cell>
              <table:table-cell office:value-type="float" office:value="1.3724">
                <text:p>1.37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549999">
                <text:p>41.549999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651001">
                <text:p>41.651001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750999">
                <text:p>41.750999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851002">
                <text:p>41.851002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951">
                <text:p>41.951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.050999">
                <text:p>42.050999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152">
                <text:p>42.152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252998">
                <text:p>42.252998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.354">
                <text:p>42.354</text:p>
              </table:table-cell>
              <table:table-cell office:value-type="float" office:value="1.1991">
                <text:p>1.1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.455002">
                <text:p>42.455002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.556">
                <text:p>42.556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655998">
                <text:p>42.655998</text:p>
              </table:table-cell>
              <table:table-cell office:value-type="float" office:value="1.2628">
                <text:p>1.26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756001">
                <text:p>42.756001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855999">
                <text:p>42.855999</text:p>
              </table:table-cell>
              <table:table-cell office:value-type="float" office:value="1.3345">
                <text:p>1.3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956001">
                <text:p>42.956001</text:p>
              </table:table-cell>
              <table:table-cell office:value-type="float" office:value="1.3385">
                <text:p>1.3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.056">
                <text:p>43.056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.155998">
                <text:p>43.155998</text:p>
              </table:table-cell>
              <table:table-cell office:value-type="float" office:value="1.3426">
                <text:p>1.34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.257">
                <text:p>43.257</text:p>
              </table:table-cell>
              <table:table-cell office:value-type="float" office:value="1.3748">
                <text:p>1.37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.358002">
                <text:p>43.358002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458">
                <text:p>43.458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.557999">
                <text:p>43.557999</text:p>
              </table:table-cell>
              <table:table-cell office:value-type="float" office:value="1.3095">
                <text:p>1.3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.659">
                <text:p>43.659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.759998">
                <text:p>43.759998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860001">
                <text:p>43.860001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959999">
                <text:p>43.959999</text:p>
              </table:table-cell>
              <table:table-cell office:value-type="float" office:value="1.2032">
                <text:p>1.2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060001">
                <text:p>44.060001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160999">
                <text:p>44.16099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.262001">
                <text:p>44.262001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362">
                <text:p>44.362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.462002">
                <text:p>44.462002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563">
                <text:p>44.563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662998">
                <text:p>44.662998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763">
                <text:p>44.763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863998">
                <text:p>44.863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964001">
                <text:p>44.964001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063999">
                <text:p>45.063999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165001">
                <text:p>45.165001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264999">
                <text:p>45.264999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366001">
                <text:p>45.366001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.466">
                <text:p>45.466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.566002">
                <text:p>45.566002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.667">
                <text:p>45.667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.766998">
                <text:p>45.766998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.868">
                <text:p>45.868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.969002">
                <text:p>45.969002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.069">
                <text:p>46.069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.169998">
                <text:p>46.169998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271">
                <text:p>46.271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370998">
                <text:p>46.370998</text:p>
              </table:table-cell>
              <table:table-cell office:value-type="float" office:value="1.1693">
                <text:p>1.16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471001">
                <text:p>46.47100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.570999">
                <text:p>46.570999</text:p>
              </table:table-cell>
              <table:table-cell office:value-type="float" office:value="1.3015">
                <text:p>1.3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.672001">
                <text:p>46.672001</text:p>
              </table:table-cell>
              <table:table-cell office:value-type="float" office:value="1.3047">
                <text:p>1.30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.771999">
                <text:p>46.771999</text:p>
              </table:table-cell>
              <table:table-cell office:value-type="float" office:value="1.3345">
                <text:p>1.3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.872002">
                <text:p>46.872002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972">
                <text:p>46.972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.073002">
                <text:p>47.073002</text:p>
              </table:table-cell>
              <table:table-cell office:value-type="float" office:value="1.2676">
                <text:p>1.26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174">
                <text:p>47.174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.273998">
                <text:p>47.273998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374001">
                <text:p>47.374001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474998">
                <text:p>47.474998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575001">
                <text:p>47.575001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675999">
                <text:p>47.675999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776001">
                <text:p>47.776001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875999">
                <text:p>47.875999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976002">
                <text:p>47.976002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076">
                <text:p>48.07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176998">
                <text:p>48.176998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77">
                <text:p>48.277</text:p>
              </table:table-cell>
              <table:table-cell office:value-type="float" office:value="1.1459">
                <text:p>1.14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376999">
                <text:p>48.376999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77001">
                <text:p>48.477001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577">
                <text:p>48.577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676998">
                <text:p>48.676998</text:p>
              </table:table-cell>
              <table:table-cell office:value-type="float" office:value="1.1459">
                <text:p>1.14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.777">
                <text:p>48.777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.877998">
                <text:p>48.877998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.978001">
                <text:p>48.978001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077999">
                <text:p>49.077999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178001">
                <text:p>49.178001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.278">
                <text:p>49.278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.377998">
                <text:p>49.377998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.478001">
                <text:p>49.478001</text:p>
              </table:table-cell>
              <table:table-cell office:value-type="float" office:value="1.1991">
                <text:p>1.1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.577999">
                <text:p>49.577999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.678001">
                <text:p>49.678001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.778">
                <text:p>49.77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.877998">
                <text:p>49.877998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.978001">
                <text:p>49.978001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.077999">
                <text:p>50.077999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.179001">
                <text:p>50.179001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.279999">
                <text:p>50.279999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.381001">
                <text:p>50.381001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.480999">
                <text:p>50.480999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.582001">
                <text:p>50.582001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.682999">
                <text:p>50.682999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.783001">
                <text:p>50.783001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.882999">
                <text:p>50.882999</text:p>
              </table:table-cell>
              <table:table-cell office:value-type="float" office:value="1.3821">
                <text:p>1.38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.983002">
                <text:p>50.983002</text:p>
              </table:table-cell>
              <table:table-cell office:value-type="float" office:value="1.3724">
                <text:p>1.37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.083">
                <text:p>51.083</text:p>
              </table:table-cell>
              <table:table-cell office:value-type="float" office:value="1.3281">
                <text:p>1.32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1.182999">
                <text:p>51.182999</text:p>
              </table:table-cell>
              <table:table-cell office:value-type="float" office:value="1.3063">
                <text:p>1.3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.283001">
                <text:p>51.283001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.383999">
                <text:p>51.383999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.484001">
                <text:p>51.484001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.584">
                <text:p>51.584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1.683998">
                <text:p>51.683998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.784">
                <text:p>51.784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.883999">
                <text:p>51.883999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.984001">
                <text:p>51.984001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.084">
                <text:p>52.084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.185001">
                <text:p>52.185001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.285">
                <text:p>52.285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.384998">
                <text:p>52.384998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.485001">
                <text:p>52.485001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.584999">
                <text:p>52.584999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.686001">
                <text:p>52.686001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.785999">
                <text:p>52.785999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2.886002">
                <text:p>52.886002</text:p>
              </table:table-cell>
              <table:table-cell office:value-type="float" office:value="1.2733">
                <text:p>1.27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2.986">
                <text:p>52.986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.085999">
                <text:p>53.085999</text:p>
              </table:table-cell>
              <table:table-cell office:value-type="float" office:value="1.3031">
                <text:p>1.30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.186001">
                <text:p>53.186001</text:p>
              </table:table-cell>
              <table:table-cell office:value-type="float" office:value="1.2612">
                <text:p>1.26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.286999">
                <text:p>53.286999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.388">
                <text:p>53.388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.487999">
                <text:p>53.487999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.588001">
                <text:p>53.588001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.688">
                <text:p>53.688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.787998">
                <text:p>53.787998</text:p>
              </table:table-cell>
              <table:table-cell office:value-type="float" office:value="1.3482">
                <text:p>1.3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.889">
                <text:p>53.889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.988998">
                <text:p>53.988998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089001">
                <text:p>54.089001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.188999">
                <text:p>54.188999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.290001">
                <text:p>54.29000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.390999">
                <text:p>54.390999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.491001">
                <text:p>54.491001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.591">
                <text:p>54.591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.692001">
                <text:p>54.692001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.792999">
                <text:p>54.792999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.894001">
                <text:p>54.894001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.993999">
                <text:p>54.99399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.094002">
                <text:p>55.094002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5.194">
                <text:p>55.194</text:p>
              </table:table-cell>
              <table:table-cell office:value-type="float" office:value="1.1741">
                <text:p>1.17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.294998">
                <text:p>55.294998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.395">
                <text:p>55.395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.494999">
                <text:p>55.494999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.596001">
                <text:p>55.596001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.695999">
                <text:p>55.695999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.796001">
                <text:p>55.796001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.896999">
                <text:p>55.896999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.997002">
                <text:p>55.997002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.097">
                <text:p>56.097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.196999">
                <text:p>56.196999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6.297001">
                <text:p>56.297001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.397999">
                <text:p>56.397999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6.499001">
                <text:p>56.499001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.598999">
                <text:p>56.598999</text:p>
              </table:table-cell>
              <table:table-cell office:value-type="float" office:value="1.2652">
                <text:p>1.26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.700001">
                <text:p>56.700001</text:p>
              </table:table-cell>
              <table:table-cell office:value-type="float" office:value="1.2676">
                <text:p>1.26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.799999">
                <text:p>56.799999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.901001">
                <text:p>56.901001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.000999">
                <text:p>57.000999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.102001">
                <text:p>57.102001</text:p>
              </table:table-cell>
              <table:table-cell office:value-type="float" office:value="1.2007">
                <text:p>1.20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.202999">
                <text:p>57.202999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.303001">
                <text:p>57.303001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.403">
                <text:p>57.403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.504002">
                <text:p>57.504002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.605">
                <text:p>57.605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.706001">
                <text:p>57.706001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.806">
                <text:p>57.806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.907001">
                <text:p>57.907001</text:p>
              </table:table-cell>
              <table:table-cell office:value-type="float" office:value="1.3538">
                <text:p>1.35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.007">
                <text:p>58.007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8.106998">
                <text:p>58.106998</text:p>
              </table:table-cell>
              <table:table-cell office:value-type="float" office:value="1.3506">
                <text:p>1.35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8.207001">
                <text:p>58.207001</text:p>
              </table:table-cell>
              <table:table-cell office:value-type="float" office:value="1.3401">
                <text:p>1.34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8.306999">
                <text:p>58.306999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.408001">
                <text:p>58.408001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.507999">
                <text:p>58.507999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8.609001">
                <text:p>58.609001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.709">
                <text:p>58.709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.808998">
                <text:p>58.808998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.909">
                <text:p>58.909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9.008999">
                <text:p>59.008999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.110001">
                <text:p>59.110001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.209999">
                <text:p>59.209999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.311001">
                <text:p>59.311001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.410999">
                <text:p>59.410999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.511002">
                <text:p>59.511002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.611">
                <text:p>59.611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710999">
                <text:p>59.710999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.811001">
                <text:p>59.811001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910999">
                <text:p>59.910999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.012001">
                <text:p>60.012001</text:p>
              </table:table-cell>
              <table:table-cell office:value-type="float" office:value="1.1129">
                <text:p>1.11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.112">
                <text:p>60.11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.213001">
                <text:p>60.213001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.313999">
                <text:p>60.313999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.414001">
                <text:p>60.414001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.514999">
                <text:p>60.514999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.615002">
                <text:p>60.615002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.715">
                <text:p>60.715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.814999">
                <text:p>60.814999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0.915001">
                <text:p>60.915001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.015999">
                <text:p>61.015999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.116001">
                <text:p>61.116001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.216999">
                <text:p>61.216999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.317001">
                <text:p>61.317001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.417">
                <text:p>61.417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.518002">
                <text:p>61.518002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.618999">
                <text:p>61.618999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.720001">
                <text:p>61.720001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.82">
                <text:p>61.82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919998">
                <text:p>61.919998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02">
                <text:p>62.02</text:p>
              </table:table-cell>
              <table:table-cell office:value-type="float" office:value="1.2314">
                <text:p>1.23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119999">
                <text:p>62.119999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.220001">
                <text:p>62.220001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.320999">
                <text:p>62.320999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.421001">
                <text:p>62.421001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521999">
                <text:p>62.521999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.622002">
                <text:p>62.622002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.722">
                <text:p>62.722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.821999">
                <text:p>62.821999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.923">
                <text:p>62.923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.023998">
                <text:p>63.023998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3.124001">
                <text:p>63.124001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.224998">
                <text:p>63.224998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.326">
                <text:p>63.326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.426998">
                <text:p>63.426998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527">
                <text:p>63.527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626999">
                <text:p>63.626999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728001">
                <text:p>63.728001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827999">
                <text:p>63.827999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928001">
                <text:p>63.928001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4.028999">
                <text:p>64.028999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.129997">
                <text:p>64.129997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.231003">
                <text:p>64.231003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.331001">
                <text:p>64.331001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.431999">
                <text:p>64.431999</text:p>
              </table:table-cell>
              <table:table-cell office:value-type="float" office:value="1.2523">
                <text:p>1.25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.531998">
                <text:p>64.531998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632004">
                <text:p>64.632004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.732002">
                <text:p>64.732002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.833">
                <text:p>64.833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.932999">
                <text:p>64.932999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032997">
                <text:p>65.032997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133003">
                <text:p>65.133003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233002">
                <text:p>65.233002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334">
                <text:p>65.334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433998">
                <text:p>65.433998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.533997">
                <text:p>65.533997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.634003">
                <text:p>65.634003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5.734001">
                <text:p>65.734001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5.834999">
                <text:p>65.834999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.934998">
                <text:p>65.934998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.035004">
                <text:p>66.035004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.136002">
                <text:p>66.136002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6.236">
                <text:p>66.236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6.336998">
                <text:p>66.336998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.436996">
                <text:p>66.436996</text:p>
              </table:table-cell>
              <table:table-cell office:value-type="float" office:value="1.2628">
                <text:p>1.26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.537003">
                <text:p>66.537003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.638">
                <text:p>66.638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.737999">
                <text:p>66.737999</text:p>
              </table:table-cell>
              <table:table-cell office:value-type="float" office:value="1.2507">
                <text:p>1.25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.838997">
                <text:p>66.838997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.939003">
                <text:p>66.939003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7.039001">
                <text:p>67.039001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7.139">
                <text:p>67.139</text:p>
              </table:table-cell>
              <table:table-cell office:value-type="float" office:value="1.2612">
                <text:p>1.26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.238998">
                <text:p>67.238998</text:p>
              </table:table-cell>
              <table:table-cell office:value-type="float" office:value="1.2507">
                <text:p>1.25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.338997">
                <text:p>67.338997</text:p>
              </table:table-cell>
              <table:table-cell office:value-type="float" office:value="1.2596">
                <text:p>1.25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7.439003">
                <text:p>67.439003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.539001">
                <text:p>67.539001</text:p>
              </table:table-cell>
              <table:table-cell office:value-type="float" office:value="1.2636">
                <text:p>1.26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.639">
                <text:p>67.639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7.739998">
                <text:p>67.739998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7.841003">
                <text:p>67.841003</text:p>
              </table:table-cell>
              <table:table-cell office:value-type="float" office:value="1.2475">
                <text:p>1.2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.941002">
                <text:p>67.941002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.041">
                <text:p>68.041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8.140999">
                <text:p>68.140999</text:p>
              </table:table-cell>
              <table:table-cell office:value-type="float" office:value="1.2314">
                <text:p>1.23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.241997">
                <text:p>68.241997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8.342003">
                <text:p>68.34200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.443001">
                <text:p>68.443001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542999">
                <text:p>68.542999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.642998">
                <text:p>68.642998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.744003">
                <text:p>68.744003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.844002">
                <text:p>68.844002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.944">
                <text:p>68.944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.043999">
                <text:p>69.043999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.143997">
                <text:p>69.143997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.244003">
                <text:p>69.244003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.345001">
                <text:p>69.345001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.445">
                <text:p>69.445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544998">
                <text:p>69.544998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.644997">
                <text:p>69.644997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.745003">
                <text:p>69.745003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.845001">
                <text:p>69.845001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9.945">
                <text:p>69.945</text:p>
              </table:table-cell>
              <table:table-cell office:value-type="float" office:value="1.2314">
                <text:p>1.23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.044998">
                <text:p>70.044998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.146004">
                <text:p>70.146004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.246002">
                <text:p>70.246002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.347">
                <text:p>70.347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.447998">
                <text:p>70.447998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.547997">
                <text:p>70.547997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.648003">
                <text:p>70.648003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.749001">
                <text:p>70.749001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.849998">
                <text:p>70.849998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.949997">
                <text:p>70.949997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1.050003">
                <text:p>71.050003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.150002">
                <text:p>71.150002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1.25">
                <text:p>71.25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1.349998">
                <text:p>71.349998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.450996">
                <text:p>71.450996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.552002">
                <text:p>71.552002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.652">
                <text:p>71.652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.751999">
                <text:p>71.751999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1.851997">
                <text:p>71.851997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.952003">
                <text:p>71.952003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.052002">
                <text:p>72.052002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.153">
                <text:p>72.153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.252998">
                <text:p>72.252998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.353996">
                <text:p>72.353996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2.454002">
                <text:p>72.454002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.554001">
                <text:p>72.554001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2.653999">
                <text:p>72.653999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.754997">
                <text:p>72.754997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.856003">
                <text:p>72.856003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.956001">
                <text:p>72.956001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.056999">
                <text:p>73.056999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3.156998">
                <text:p>73.156998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57004">
                <text:p>73.257004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.357002">
                <text:p>73.357002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3.457001">
                <text:p>73.457001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.556999">
                <text:p>73.556999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.657997">
                <text:p>73.657997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3.758003">
                <text:p>73.758003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3.858002">
                <text:p>73.858002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.958">
                <text:p>73.958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4.057999">
                <text:p>74.057999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4.157997">
                <text:p>74.157997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.259003">
                <text:p>74.259003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.359001">
                <text:p>74.359001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.459">
                <text:p>74.459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4.558998">
                <text:p>74.558998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4.658997">
                <text:p>74.65899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4.759003">
                <text:p>74.759003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4.859001">
                <text:p>74.859001</text:p>
              </table:table-cell>
              <table:table-cell office:value-type="float" office:value="1.1508">
                <text:p>1.15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.959">
                <text:p>74.959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5.058998">
                <text:p>75.058998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.158997">
                <text:p>75.158997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5.259003">
                <text:p>75.259003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5.360001">
                <text:p>75.360001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5.460999">
                <text:p>75.460999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5.560997">
                <text:p>75.560997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5.662003">
                <text:p>75.662003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5.762001">
                <text:p>75.762001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5.862999">
                <text:p>75.862999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5.962997">
                <text:p>75.962997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.063004">
                <text:p>76.063004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.163002">
                <text:p>76.163002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6.264">
                <text:p>76.264</text:p>
              </table:table-cell>
              <table:table-cell office:value-type="float" office:value="1.1717">
                <text:p>1.17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6.363998">
                <text:p>76.363998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.464996">
                <text:p>76.464996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6.565002">
                <text:p>76.565002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6.666">
                <text:p>76.666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6.766998">
                <text:p>76.766998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.866997">
                <text:p>76.866997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6.967003">
                <text:p>76.967003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7.067001">
                <text:p>77.067001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.167999">
                <text:p>77.167999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.267998">
                <text:p>77.267998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7.367996">
                <text:p>77.367996</text:p>
              </table:table-cell>
              <table:table-cell office:value-type="float" office:value="1.1693">
                <text:p>1.16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.469002">
                <text:p>77.469002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7.569">
                <text:p>77.56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7.669998">
                <text:p>77.669998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7.769997">
                <text:p>77.769997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7.871002">
                <text:p>77.871002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7.971001">
                <text:p>77.971001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.070999">
                <text:p>78.070999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8.171997">
                <text:p>78.171997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8.272003">
                <text:p>78.272003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8.373001">
                <text:p>78.373001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8.473">
                <text:p>78.473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8.572998">
                <text:p>78.572998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8.674004">
                <text:p>78.674004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8.774002">
                <text:p>78.774002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8.875">
                <text:p>78.875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8.974998">
                <text:p>78.974998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.074997">
                <text:p>79.074997</text:p>
              </table:table-cell>
              <table:table-cell office:value-type="float" office:value="1.1693">
                <text:p>1.16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9.175003">
                <text:p>79.175003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9.276001">
                <text:p>79.276001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9.375999">
                <text:p>79.375999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9.475998">
                <text:p>79.475998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9.577003">
                <text:p>79.577003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9.679001">
                <text:p>79.679001</text:p>
              </table:table-cell>
              <table:table-cell office:value-type="float" office:value="1.2628">
                <text:p>1.26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9.778999">
                <text:p>79.778999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9.879997">
                <text:p>79.879997</text:p>
              </table:table-cell>
              <table:table-cell office:value-type="float" office:value="1.3264">
                <text:p>1.32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9.980003">
                <text:p>79.980003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0.080002">
                <text:p>80.080002</text:p>
              </table:table-cell>
              <table:table-cell office:value-type="float" office:value="1.3337">
                <text:p>1.33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0.181">
                <text:p>80.18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0.281998">
                <text:p>80.281998</text:p>
              </table:table-cell>
              <table:table-cell office:value-type="float" office:value="1.3337">
                <text:p>1.33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0.383003">
                <text:p>80.383003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0.483002">
                <text:p>80.483002</text:p>
              </table:table-cell>
              <table:table-cell office:value-type="float" office:value="1.3103">
                <text:p>1.31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0.584">
                <text:p>80.584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0.683998">
                <text:p>80.683998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0.783997">
                <text:p>80.783997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0.885002">
                <text:p>80.885002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.985001">
                <text:p>80.985001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1.084999">
                <text:p>81.084999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1.186996">
                <text:p>81.186996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1.288002">
                <text:p>81.288002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.389">
                <text:p>81.389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1.489998">
                <text:p>81.489998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1.591003">
                <text:p>81.591003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1.692001">
                <text:p>81.692001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1.792">
                <text:p>81.792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1.891998">
                <text:p>81.891998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1.991997">
                <text:p>81.991997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2.093002">
                <text:p>82.093002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2.193001">
                <text:p>82.193001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2.293999">
                <text:p>82.293999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.393997">
                <text:p>82.393997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.495003">
                <text:p>82.495003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.595001">
                <text:p>82.595001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2.695999">
                <text:p>82.695999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2.796997">
                <text:p>82.796997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2.897003">
                <text:p>82.897003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2.997002">
                <text:p>82.997002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.097">
                <text:p>83.097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.196999">
                <text:p>83.196999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.296997">
                <text:p>83.296997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.397003">
                <text:p>83.397003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.497002">
                <text:p>83.497002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.597">
                <text:p>83.597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.697998">
                <text:p>83.697998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3.797997">
                <text:p>83.797997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.899002">
                <text:p>83.899002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3.999001">
                <text:p>83.999001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.098999">
                <text:p>84.098999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4.199997">
                <text:p>84.199997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4.300003">
                <text:p>84.300003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4.401001">
                <text:p>84.401001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.500999">
                <text:p>84.500999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.600998">
                <text:p>84.600998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4.702003">
                <text:p>84.702003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4.802002">
                <text:p>84.80200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4.903999">
                <text:p>84.903999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5.003998">
                <text:p>85.003998</text:p>
              </table:table-cell>
              <table:table-cell office:value-type="float" office:value="1.1991">
                <text:p>1.1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5.105003">
                <text:p>85.105003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5.205002">
                <text:p>85.205002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5.306">
                <text:p>85.306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5.406998">
                <text:p>85.406998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5.507004">
                <text:p>85.507004</text:p>
              </table:table-cell>
              <table:table-cell office:value-type="float" office:value="1.3619">
                <text:p>1.36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5.607002">
                <text:p>85.607002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5.707001">
                <text:p>85.707001</text:p>
              </table:table-cell>
              <table:table-cell office:value-type="float" office:value="1.3949">
                <text:p>1.3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5.806999">
                <text:p>85.806999</text:p>
              </table:table-cell>
              <table:table-cell office:value-type="float" office:value="1.4191">
                <text:p>1.41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5.906998">
                <text:p>85.906998</text:p>
              </table:table-cell>
              <table:table-cell office:value-type="float" office:value="1.3643">
                <text:p>1.36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6.007004">
                <text:p>86.007004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6.107002">
                <text:p>86.107002</text:p>
              </table:table-cell>
              <table:table-cell office:value-type="float" office:value="1.4433">
                <text:p>1.44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6.208">
                <text:p>86.208</text:p>
              </table:table-cell>
              <table:table-cell office:value-type="float" office:value="1.4223">
                <text:p>1.42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6.308998">
                <text:p>86.308998</text:p>
              </table:table-cell>
              <table:table-cell office:value-type="float" office:value="1.4796">
                <text:p>1.47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6.410004">
                <text:p>86.410004</text:p>
              </table:table-cell>
              <table:table-cell office:value-type="float" office:value="1.4022">
                <text:p>1.40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6.510002">
                <text:p>86.510002</text:p>
              </table:table-cell>
              <table:table-cell office:value-type="float" office:value="1.3426">
                <text:p>1.34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6.610001">
                <text:p>86.610001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.709999">
                <text:p>86.709999</text:p>
              </table:table-cell>
              <table:table-cell office:value-type="float" office:value="1.5368">
                <text:p>1.53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6.809998">
                <text:p>86.809998</text:p>
              </table:table-cell>
              <table:table-cell office:value-type="float" office:value="1.9494">
                <text:p>1.94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6.911003">
                <text:p>86.911003</text:p>
              </table:table-cell>
              <table:table-cell office:value-type="float" office:value="2.3539">
                <text:p>2.35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011002">
                <text:p>87.011002</text:p>
              </table:table-cell>
              <table:table-cell office:value-type="float" office:value="2.5425">
                <text:p>2.54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.112">
                <text:p>87.112</text:p>
              </table:table-cell>
              <table:table-cell office:value-type="float" office:value="2.6545">
                <text:p>2.65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7.212997">
                <text:p>87.212997</text:p>
              </table:table-cell>
              <table:table-cell office:value-type="float" office:value="2.7802">
                <text:p>2.78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7.313004">
                <text:p>87.313004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7.414001">
                <text:p>87.414001</text:p>
              </table:table-cell>
              <table:table-cell office:value-type="float" office:value="2.8415">
                <text:p>2.84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7.514999">
                <text:p>87.514999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7.614998">
                <text:p>87.614998</text:p>
              </table:table-cell>
              <table:table-cell office:value-type="float" office:value="2.8399">
                <text:p>2.83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.714996">
                <text:p>87.714996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7.816002">
                <text:p>87.816002</text:p>
              </table:table-cell>
              <table:table-cell office:value-type="float" office:value="2.7689">
                <text:p>2.76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.916">
                <text:p>87.916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8.015999">
                <text:p>88.015999</text:p>
              </table:table-cell>
              <table:table-cell office:value-type="float" office:value="2.802">
                <text:p>2.8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8.116997">
                <text:p>88.116997</text:p>
              </table:table-cell>
              <table:table-cell office:value-type="float" office:value="2.7657">
                <text:p>2.76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8.218002">
                <text:p>88.218002</text:p>
              </table:table-cell>
              <table:table-cell office:value-type="float" office:value="2.7423">
                <text:p>2.74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8.318001">
                <text:p>88.318001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8.417999">
                <text:p>88.417999</text:p>
              </table:table-cell>
              <table:table-cell office:value-type="float" office:value="2.8592">
                <text:p>2.85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8.517998">
                <text:p>88.517998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.617996">
                <text:p>88.617996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8.719002">
                <text:p>88.719002</text:p>
              </table:table-cell>
              <table:table-cell office:value-type="float" office:value="2.7947">
                <text:p>2.79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8.819">
                <text:p>88.819</text:p>
              </table:table-cell>
              <table:table-cell office:value-type="float" office:value="2.7415">
                <text:p>2.74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8.918999">
                <text:p>88.918999</text:p>
              </table:table-cell>
              <table:table-cell office:value-type="float" office:value="2.5981">
                <text:p>2.59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9.019997">
                <text:p>89.019997</text:p>
              </table:table-cell>
              <table:table-cell office:value-type="float" office:value="2.2999">
                <text:p>2.29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9.120003">
                <text:p>89.120003</text:p>
              </table:table-cell>
              <table:table-cell office:value-type="float" office:value="2.3281">
                <text:p>2.32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9.220001">
                <text:p>89.220001</text:p>
              </table:table-cell>
              <table:table-cell office:value-type="float" office:value="2.6078">
                <text:p>2.60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9.32">
                <text:p>89.32</text:p>
              </table:table-cell>
              <table:table-cell office:value-type="float" office:value="2.4877">
                <text:p>2.48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9.419998">
                <text:p>89.419998</text:p>
              </table:table-cell>
              <table:table-cell office:value-type="float" office:value="2.4877">
                <text:p>2.48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9.519997">
                <text:p>89.519997</text:p>
              </table:table-cell>
              <table:table-cell office:value-type="float" office:value="2.4047">
                <text:p>2.40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9.620003">
                <text:p>89.620003</text:p>
              </table:table-cell>
              <table:table-cell office:value-type="float" office:value="2.4369">
                <text:p>2.43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9.720001">
                <text:p>89.720001</text:p>
              </table:table-cell>
              <table:table-cell office:value-type="float" office:value="2.8253">
                <text:p>2.82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9.820999">
                <text:p>89.820999</text:p>
              </table:table-cell>
              <table:table-cell office:value-type="float" office:value="2.8656">
                <text:p>2.86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9.920998">
                <text:p>89.920998</text:p>
              </table:table-cell>
              <table:table-cell office:value-type="float" office:value="2.9035">
                <text:p>2.90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0.022003">
                <text:p>90.022003</text:p>
              </table:table-cell>
              <table:table-cell office:value-type="float" office:value="2.8664">
                <text:p>2.86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0.122002">
                <text:p>90.122002</text:p>
              </table:table-cell>
              <table:table-cell office:value-type="float" office:value="2.8979">
                <text:p>2.89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.222">
                <text:p>90.22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0.322998">
                <text:p>90.322998</text:p>
              </table:table-cell>
              <table:table-cell office:value-type="float" office:value="2.8495">
                <text:p>2.84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0.422997">
                <text:p>90.422997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0.524002">
                <text:p>90.524002</text:p>
              </table:table-cell>
              <table:table-cell office:value-type="float" office:value="2.8697">
                <text:p>2.86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0.625">
                <text:p>90.625</text:p>
              </table:table-cell>
              <table:table-cell office:value-type="float" office:value="2.8673">
                <text:p>2.86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0.724998">
                <text:p>90.724998</text:p>
              </table:table-cell>
              <table:table-cell office:value-type="float" office:value="2.8673">
                <text:p>2.86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.825996">
                <text:p>90.825996</text:p>
              </table:table-cell>
              <table:table-cell office:value-type="float" office:value="2.8922">
                <text:p>2.89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0.926003">
                <text:p>90.926003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1.026001">
                <text:p>91.026001</text:p>
              </table:table-cell>
              <table:table-cell office:value-type="float" office:value="2.9309">
                <text:p>2.93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1.125999">
                <text:p>91.125999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1.226997">
                <text:p>91.226997</text:p>
              </table:table-cell>
              <table:table-cell office:value-type="float" office:value="2.8495">
                <text:p>2.84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1.327003">
                <text:p>91.327003</text:p>
              </table:table-cell>
              <table:table-cell office:value-type="float" office:value="2.8527">
                <text:p>2.85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1.427002">
                <text:p>91.427002</text:p>
              </table:table-cell>
              <table:table-cell office:value-type="float" office:value="2.8552">
                <text:p>2.85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1.527">
                <text:p>91.527</text:p>
              </table:table-cell>
              <table:table-cell office:value-type="float" office:value="2.8592">
                <text:p>2.85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1.626999">
                <text:p>91.626999</text:p>
              </table:table-cell>
              <table:table-cell office:value-type="float" office:value="2.8568">
                <text:p>2.85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1.727997">
                <text:p>91.727997</text:p>
              </table:table-cell>
              <table:table-cell office:value-type="float" office:value="2.8648">
                <text:p>2.86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1.828003">
                <text:p>91.828003</text:p>
              </table:table-cell>
              <table:table-cell office:value-type="float" office:value="2.8632">
                <text:p>2.86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1.928001">
                <text:p>91.928001</text:p>
              </table:table-cell>
              <table:table-cell office:value-type="float" office:value="2.8536">
                <text:p>2.85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2.028">
                <text:p>92.028</text:p>
              </table:table-cell>
              <table:table-cell office:value-type="float" office:value="2.8568">
                <text:p>2.85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2.127998">
                <text:p>92.127998</text:p>
              </table:table-cell>
              <table:table-cell office:value-type="float" office:value="2.8487">
                <text:p>2.84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2.228996">
                <text:p>92.228996</text:p>
              </table:table-cell>
              <table:table-cell office:value-type="float" office:value="2.8439">
                <text:p>2.84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2.329002">
                <text:p>92.329002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2.429001">
                <text:p>92.429001</text:p>
              </table:table-cell>
              <table:table-cell office:value-type="float" office:value="2.8592">
                <text:p>2.85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2.529999">
                <text:p>92.529999</text:p>
              </table:table-cell>
              <table:table-cell office:value-type="float" office:value="2.8519">
                <text:p>2.85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2.629997">
                <text:p>92.629997</text:p>
              </table:table-cell>
              <table:table-cell office:value-type="float" office:value="2.8568">
                <text:p>2.85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2.730003">
                <text:p>92.730003</text:p>
              </table:table-cell>
              <table:table-cell office:value-type="float" office:value="2.8576">
                <text:p>2.85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2.830002">
                <text:p>92.830002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2.93">
                <text:p>92.93</text:p>
              </table:table-cell>
              <table:table-cell office:value-type="float" office:value="2.8511">
                <text:p>2.85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3.029999">
                <text:p>93.029999</text:p>
              </table:table-cell>
              <table:table-cell office:value-type="float" office:value="2.8576">
                <text:p>2.85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3.129997">
                <text:p>93.129997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.231003">
                <text:p>93.231003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3.331001">
                <text:p>93.331001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3.431">
                <text:p>93.431</text:p>
              </table:table-cell>
              <table:table-cell office:value-type="float" office:value="2.8455">
                <text:p>2.8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3.530998">
                <text:p>93.530998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3.632004">
                <text:p>93.632004</text:p>
              </table:table-cell>
              <table:table-cell office:value-type="float" office:value="2.8697">
                <text:p>2.86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3.732002">
                <text:p>93.732002</text:p>
              </table:table-cell>
              <table:table-cell office:value-type="float" office:value="2.9035">
                <text:p>2.903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3.832001">
                <text:p>93.832001</text:p>
              </table:table-cell>
              <table:table-cell office:value-type="float" office:value="2.8737">
                <text:p>2.87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3.931999">
                <text:p>93.931999</text:p>
              </table:table-cell>
              <table:table-cell office:value-type="float" office:value="2.8656">
                <text:p>2.8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